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Overlap</text:p>
          </table:table-cell>
          <table:table-cell table:style-name="ce1" office:value-type="string" calcext:value-type="string">
            <text:p>Rep1</text:p>
          </table:table-cell>
          <table:table-cell table:style-name="ce1" office:value-type="string" calcext:value-type="string">
            <text:p>Rep2</text:p>
          </table:table-cell>
          <table:table-cell table:style-name="ce1" office:value-type="string" calcext:value-type="string">
            <text:p>Rep3</text:p>
          </table:table-cell>
          <table:table-cell table:style-name="ce1" office:value-type="string" calcext:value-type="string">
            <text:p>percent overlap</text:p>
          </table:table-cell>
          <table:table-cell table:style-name="ce1" office:value-type="string" calcext:value-type="string">
            <text:p>bases</text:p>
          </table:table-cell>
          <table:table-cell table:style-name="ce1" office:value-type="string" calcext:value-type="string">
            <text:p>on_target_bases</text:p>
          </table:table-cell>
          <table:table-cell table:style-name="ce1" office:value-type="string" calcext:value-type="string">
            <text:p>off_target_bases</text:p>
          </table:table-cell>
          <table:table-cell table:style-name="ce1" office:value-type="string" calcext:value-type="string">
            <text:p>on_target_mapped</text:p>
          </table:table-cell>
          <table:table-cell table:style-name="ce1" office:value-type="string" calcext:value-type="string">
            <text:p>off_target_mapped</text:p>
          </table:table-cell>
          <table:table-cell office:value-type="string" calcext:value-type="string">
            <text:p>not_mapped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F-Score_0.5</text:p>
          </table:table-cell>
          <table:table-cell office:value-type="string" calcext:value-type="string">
            <text:p>On/(on+off)</text:p>
          </table:table-cell>
          <table:table-cell office:value-type="string" calcext:value-type="string">
            <text:p>on/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0.01.bed</text:p>
          </table:table-cell>
          <table:table-cell office:value-type="float" office:value="30570044" calcext:value-type="float">
            <text:p>30570044</text:p>
          </table:table-cell>
          <table:table-cell office:value-type="float" office:value="428575251" calcext:value-type="float">
            <text:p>428575251</text:p>
          </table:table-cell>
          <table:table-cell office:value-type="float" office:value="415464763" calcext:value-type="float">
            <text:p>415464763</text:p>
          </table:table-cell>
          <table:table-cell office:value-type="float" office:value="445736562" calcext:value-type="float">
            <text:p>445736562</text:p>
          </table:table-cell>
          <table:table-cell table:formula="of:=100*[.B2]/(([.C2]+[.D2]+[.E2])/3)" office:value-type="float" office:value="7.1105440823264" calcext:value-type="float">
            <text:p>7.1105440823</text:p>
          </table:table-cell>
          <table:table-cell office:value-type="float" office:value="30570044" calcext:value-type="float">
            <text:p>3057004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939233" calcext:value-type="float">
            <text:p>7939233</text:p>
          </table:table-cell>
          <table:table-cell office:value-type="float" office:value="140760" calcext:value-type="float">
            <text:p>140760</text:p>
          </table:table-cell>
          <table:table-cell table:formula="of:=[.G2]-[.J2]" office:value-type="float" office:value="22630811" calcext:value-type="float">
            <text:p>22630811</text:p>
          </table:table-cell>
          <table:table-cell table:formula="of:=[.J2]/[.H2]" office:value-type="float" office:value="0.0919153730971564" calcext:value-type="float">
            <text:p>0.0919153731</text:p>
          </table:table-cell>
          <table:table-cell table:formula="of:=[.J2]/[.G2]" office:value-type="float" office:value="0.259706299408663" calcext:value-type="float">
            <text:p>0.2597062994</text:p>
          </table:table-cell>
          <table:table-cell table:formula="of:=(1+0.5*0.5)*([.M2]*[.N2]/(0.5*0.5*[.N2]+[.M2]))" office:value-type="float" office:value="0.190247265782032" calcext:value-type="float">
            <text:p>0.1902472658</text:p>
          </table:table-cell>
          <table:table-cell table:formula="of:=[.J2]/([.J2]+[.K2])" office:value-type="float" office:value="0.982579192828509" calcext:value-type="float">
            <text:p>0.9825791928</text:p>
          </table:table-cell>
          <table:table-cell table:formula="of:=[.J2]/[.G2]" office:value-type="float" office:value="0.259706299408663" calcext:value-type="float">
            <text:p>0.2597062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1.bed</text:p>
          </table:table-cell>
          <table:table-cell office:value-type="float" office:value="17278960" calcext:value-type="float">
            <text:p>17278960</text:p>
          </table:table-cell>
          <table:table-cell office:value-type="float" office:value="303127899" calcext:value-type="float">
            <text:p>303127899</text:p>
          </table:table-cell>
          <table:table-cell office:value-type="float" office:value="288258571" calcext:value-type="float">
            <text:p>288258571</text:p>
          </table:table-cell>
          <table:table-cell office:value-type="float" office:value="306273743" calcext:value-type="float">
            <text:p>306273743</text:p>
          </table:table-cell>
          <table:table-cell table:formula="of:=100*[.B3]/(([.C3]+[.D3]+[.E3])/3)" office:value-type="float" office:value="5.77466609851851" calcext:value-type="float">
            <text:p>5.7746660985</text:p>
          </table:table-cell>
          <table:table-cell office:value-type="float" office:value="17278960" calcext:value-type="float">
            <text:p>1727896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409524" calcext:value-type="float">
            <text:p>4409524</text:p>
          </table:table-cell>
          <table:table-cell office:value-type="float" office:value="49298" calcext:value-type="float">
            <text:p>49298</text:p>
          </table:table-cell>
          <table:table-cell table:formula="of:=[.G3]-[.J3]" office:value-type="float" office:value="12869436" calcext:value-type="float">
            <text:p>12869436</text:p>
          </table:table-cell>
          <table:table-cell table:formula="of:=[.J3]/[.H3]" office:value-type="float" office:value="0.0510506548480018" calcext:value-type="float">
            <text:p>0.0510506548</text:p>
          </table:table-cell>
          <table:table-cell table:formula="of:=[.J3]/[.G3]" office:value-type="float" office:value="0.255196146064346" calcext:value-type="float">
            <text:p>0.2551961461</text:p>
          </table:table-cell>
          <table:table-cell table:formula="of:=(1+0.5*0.5)*([.M3]*[.N3]/(0.5*0.5*[.N3]+[.M3]))" office:value-type="float" office:value="0.141793267101291" calcext:value-type="float">
            <text:p>0.1417932671</text:p>
          </table:table-cell>
          <table:table-cell table:formula="of:=[.J3]/([.J3]+[.K3])" office:value-type="float" office:value="0.98894371652423" calcext:value-type="float">
            <text:p>0.9889437165</text:p>
          </table:table-cell>
          <table:table-cell table:formula="of:=[.J3]/[.G3]" office:value-type="float" office:value="0.255196146064346" calcext:value-type="float">
            <text:p>0.2551961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2.bed</text:p>
          </table:table-cell>
          <table:table-cell office:value-type="float" office:value="11264759" calcext:value-type="float">
            <text:p>11264759</text:p>
          </table:table-cell>
          <table:table-cell office:value-type="float" office:value="203142052" calcext:value-type="float">
            <text:p>203142052</text:p>
          </table:table-cell>
          <table:table-cell office:value-type="float" office:value="210410831" calcext:value-type="float">
            <text:p>210410831</text:p>
          </table:table-cell>
          <table:table-cell office:value-type="float" office:value="207877610" calcext:value-type="float">
            <text:p>207877610</text:p>
          </table:table-cell>
          <table:table-cell table:formula="of:=100*[.B4]/(([.C4]+[.D4]+[.E4])/3)" office:value-type="float" office:value="5.43814270150403" calcext:value-type="float">
            <text:p>5.4381427015</text:p>
          </table:table-cell>
          <table:table-cell office:value-type="float" office:value="11264759" calcext:value-type="float">
            <text:p>1126475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15630" calcext:value-type="float">
            <text:p>3015630</text:p>
          </table:table-cell>
          <table:table-cell office:value-type="float" office:value="22468" calcext:value-type="float">
            <text:p>22468</text:p>
          </table:table-cell>
          <table:table-cell table:formula="of:=[.G4]-[.J4]" office:value-type="float" office:value="8249129" calcext:value-type="float">
            <text:p>8249129</text:p>
          </table:table-cell>
          <table:table-cell table:formula="of:=[.J4]/[.H4]" office:value-type="float" office:value="0.0349130396567247" calcext:value-type="float">
            <text:p>0.0349130397</text:p>
          </table:table-cell>
          <table:table-cell table:formula="of:=[.J4]/[.G4]" office:value-type="float" office:value="0.267704795104804" calcext:value-type="float">
            <text:p>0.2677047951</text:p>
          </table:table-cell>
          <table:table-cell table:formula="of:=(1+0.5*0.5)*([.M4]*[.N4]/(0.5*0.5*[.N4]+[.M4]))" office:value-type="float" office:value="0.114719879483697" calcext:value-type="float">
            <text:p>0.1147198795</text:p>
          </table:table-cell>
          <table:table-cell table:formula="of:=[.J4]/([.J4]+[.K4])" office:value-type="float" office:value="0.992604583525614" calcext:value-type="float">
            <text:p>0.9926045835</text:p>
          </table:table-cell>
          <table:table-cell table:formula="of:=[.J4]/[.G4]" office:value-type="float" office:value="0.267704795104804" calcext:value-type="float">
            <text:p>0.2677047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4.bed</text:p>
          </table:table-cell>
          <table:table-cell office:value-type="float" office:value="5759546" calcext:value-type="float">
            <text:p>5759546</text:p>
          </table:table-cell>
          <table:table-cell office:value-type="float" office:value="36033270" calcext:value-type="float">
            <text:p>36033270</text:p>
          </table:table-cell>
          <table:table-cell office:value-type="float" office:value="36417526" calcext:value-type="float">
            <text:p>36417526</text:p>
          </table:table-cell>
          <table:table-cell office:value-type="float" office:value="35975647" calcext:value-type="float">
            <text:p>35975647</text:p>
          </table:table-cell>
          <table:table-cell table:formula="of:=100*[.B5]/(([.C5]+[.D5]+[.E5])/3)" office:value-type="float" office:value="15.935815583289" calcext:value-type="float">
            <text:p>15.9358155833</text:p>
          </table:table-cell>
          <table:table-cell office:value-type="float" office:value="5759546" calcext:value-type="float">
            <text:p>575954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64436" calcext:value-type="float">
            <text:p>1564436</text:p>
          </table:table-cell>
          <table:table-cell office:value-type="float" office:value="5562" calcext:value-type="float">
            <text:p>5562</text:p>
          </table:table-cell>
          <table:table-cell table:formula="of:=[.G5]-[.J5]" office:value-type="float" office:value="4195110" calcext:value-type="float">
            <text:p>4195110</text:p>
          </table:table-cell>
          <table:table-cell table:formula="of:=[.J5]/[.H5]" office:value-type="float" office:value="0.0181120416325636" calcext:value-type="float">
            <text:p>0.0181120416</text:p>
          </table:table-cell>
          <table:table-cell table:formula="of:=[.J5]/[.G5]" office:value-type="float" office:value="0.271624881544483" calcext:value-type="float">
            <text:p>0.2716248815</text:p>
          </table:table-cell>
          <table:table-cell table:formula="of:=(1+0.5*0.5)*([.M5]*[.N5]/(0.5*0.5*[.N5]+[.M5]))" office:value-type="float" office:value="0.0714918124291039" calcext:value-type="float">
            <text:p>0.0714918124</text:p>
          </table:table-cell>
          <table:table-cell table:formula="of:=[.J5]/([.J5]+[.K5])" office:value-type="float" office:value="0.996457320327797" calcext:value-type="float">
            <text:p>0.9964573203</text:p>
          </table:table-cell>
          <table:table-cell table:formula="of:=[.J5]/[.G5]" office:value-type="float" office:value="0.271624881544483" calcext:value-type="float">
            <text:p>0.271624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6.bed</text:p>
          </table:table-cell>
          <table:table-cell office:value-type="float" office:value="4028538" calcext:value-type="float">
            <text:p>4028538</text:p>
          </table:table-cell>
          <table:table-cell office:value-type="float" office:value="18655379" calcext:value-type="float">
            <text:p>18655379</text:p>
          </table:table-cell>
          <table:table-cell office:value-type="float" office:value="19644986" calcext:value-type="float">
            <text:p>19644986</text:p>
          </table:table-cell>
          <table:table-cell office:value-type="float" office:value="15801578" calcext:value-type="float">
            <text:p>15801578</text:p>
          </table:table-cell>
          <table:table-cell table:formula="of:=100*[.B6]/(([.C6]+[.D6]+[.E6])/3)" office:value-type="float" office:value="22.3385951221752" calcext:value-type="float">
            <text:p>22.3385951222</text:p>
          </table:table-cell>
          <table:table-cell office:value-type="float" office:value="4028538" calcext:value-type="float">
            <text:p>402853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12433" calcext:value-type="float">
            <text:p>912433</text:p>
          </table:table-cell>
          <table:table-cell office:value-type="float" office:value="1924" calcext:value-type="float">
            <text:p>1924</text:p>
          </table:table-cell>
          <table:table-cell table:formula="of:=[.G6]-[.J6]" office:value-type="float" office:value="3116105" calcext:value-type="float">
            <text:p>3116105</text:p>
          </table:table-cell>
          <table:table-cell table:formula="of:=[.J6]/[.H6]" office:value-type="float" office:value="0.0105635669870323" calcext:value-type="float">
            <text:p>0.010563567</text:p>
          </table:table-cell>
          <table:table-cell table:formula="of:=[.J6]/[.G6]" office:value-type="float" office:value="0.226492340397434" calcext:value-type="float">
            <text:p>0.2264923404</text:p>
          </table:table-cell>
          <table:table-cell table:formula="of:=(1+0.5*0.5)*([.M6]*[.N6]/(0.5*0.5*[.N6]+[.M6]))" office:value-type="float" office:value="0.0445134363660803" calcext:value-type="float">
            <text:p>0.0445134364</text:p>
          </table:table-cell>
          <table:table-cell table:formula="of:=[.J6]/([.J6]+[.K6])" office:value-type="float" office:value="0.997895789062696" calcext:value-type="float">
            <text:p>0.9978957891</text:p>
          </table:table-cell>
          <table:table-cell table:formula="of:=[.J6]/[.G6]" office:value-type="float" office:value="0.226492340397434" calcext:value-type="float">
            <text:p>0.226492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8.bed</text:p>
          </table:table-cell>
          <table:table-cell office:value-type="float" office:value="2933493" calcext:value-type="float">
            <text:p>2933493</text:p>
          </table:table-cell>
          <table:table-cell office:value-type="float" office:value="9355267" calcext:value-type="float">
            <text:p>9355267</text:p>
          </table:table-cell>
          <table:table-cell office:value-type="float" office:value="9270538" calcext:value-type="float">
            <text:p>9270538</text:p>
          </table:table-cell>
          <table:table-cell office:value-type="float" office:value="7335194" calcext:value-type="float">
            <text:p>7335194</text:p>
          </table:table-cell>
          <table:table-cell table:formula="of:=100*[.B7]/(([.C7]+[.D7]+[.E7])/3)" office:value-type="float" office:value="33.8988457262373" calcext:value-type="float">
            <text:p>33.8988457262</text:p>
          </table:table-cell>
          <table:table-cell office:value-type="float" office:value="2933493" calcext:value-type="float">
            <text:p>293349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46728" calcext:value-type="float">
            <text:p>546728</text:p>
          </table:table-cell>
          <table:table-cell office:value-type="float" office:value="920" calcext:value-type="float">
            <text:p>920</text:p>
          </table:table-cell>
          <table:table-cell table:formula="of:=[.G7]-[.J7]" office:value-type="float" office:value="2386765" calcext:value-type="float">
            <text:p>2386765</text:p>
          </table:table-cell>
          <table:table-cell table:formula="of:=[.J7]/[.H7]" office:value-type="float" office:value="0.00632966787883189" calcext:value-type="float">
            <text:p>0.0063296679</text:p>
          </table:table-cell>
          <table:table-cell table:formula="of:=[.J7]/[.G7]" office:value-type="float" office:value="0.18637440075705" calcext:value-type="float">
            <text:p>0.1863744008</text:p>
          </table:table-cell>
          <table:table-cell table:formula="of:=(1+0.5*0.5)*([.M7]*[.N7]/(0.5*0.5*[.N7]+[.M7]))" office:value-type="float" office:value="0.0278631710817296" calcext:value-type="float">
            <text:p>0.0278631711</text:p>
          </table:table-cell>
          <table:table-cell table:formula="of:=[.J7]/([.J7]+[.K7])" office:value-type="float" office:value="0.998320088816174" calcext:value-type="float">
            <text:p>0.9983200888</text:p>
          </table:table-cell>
          <table:table-cell table:formula="of:=[.J7]/[.G7]" office:value-type="float" office:value="0.18637440075705" calcext:value-type="float">
            <text:p>0.186374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10.bed</text:p>
          </table:table-cell>
          <table:table-cell office:value-type="float" office:value="2283782" calcext:value-type="float">
            <text:p>2283782</text:p>
          </table:table-cell>
          <table:table-cell office:value-type="float" office:value="6785699" calcext:value-type="float">
            <text:p>6785699</text:p>
          </table:table-cell>
          <table:table-cell office:value-type="float" office:value="6634413" calcext:value-type="float">
            <text:p>6634413</text:p>
          </table:table-cell>
          <table:table-cell office:value-type="float" office:value="4966574" calcext:value-type="float">
            <text:p>4966574</text:p>
          </table:table-cell>
          <table:table-cell table:formula="of:=100*[.B8]/(([.C8]+[.D8]+[.E8])/3)" office:value-type="float" office:value="37.2625387739803" calcext:value-type="float">
            <text:p>37.262538774</text:p>
          </table:table-cell>
          <table:table-cell office:value-type="float" office:value="2283782" calcext:value-type="float">
            <text:p>228378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66304" calcext:value-type="float">
            <text:p>366304</text:p>
          </table:table-cell>
          <table:table-cell office:value-type="float" office:value="499" calcext:value-type="float">
            <text:p>499</text:p>
          </table:table-cell>
          <table:table-cell table:formula="of:=[.G8]-[.J8]" office:value-type="float" office:value="1917478" calcext:value-type="float">
            <text:p>1917478</text:p>
          </table:table-cell>
          <table:table-cell table:formula="of:=[.J8]/[.H8]" office:value-type="float" office:value="0.00424083394793688" calcext:value-type="float">
            <text:p>0.0042408339</text:p>
          </table:table-cell>
          <table:table-cell table:formula="of:=[.J8]/[.G8]" office:value-type="float" office:value="0.160393592733457" calcext:value-type="float">
            <text:p>0.1603935927</text:p>
          </table:table-cell>
          <table:table-cell table:formula="of:=(1+0.5*0.5)*([.M8]*[.N8]/(0.5*0.5*[.N8]+[.M8]))" office:value-type="float" office:value="0.0191760930557315" calcext:value-type="float">
            <text:p>0.0191760931</text:p>
          </table:table-cell>
          <table:table-cell table:formula="of:=[.J8]/([.J8]+[.K8])" office:value-type="float" office:value="0.998639596731761" calcext:value-type="float">
            <text:p>0.9986395967</text:p>
          </table:table-cell>
          <table:table-cell table:formula="of:=[.J8]/[.G8]" office:value-type="float" office:value="0.160393592733457" calcext:value-type="float">
            <text:p>0.160393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12.bed</text:p>
          </table:table-cell>
          <table:table-cell office:value-type="float" office:value="1767016" calcext:value-type="float">
            <text:p>1767016</text:p>
          </table:table-cell>
          <table:table-cell office:value-type="float" office:value="4925657" calcext:value-type="float">
            <text:p>4925657</text:p>
          </table:table-cell>
          <table:table-cell office:value-type="float" office:value="4634157" calcext:value-type="float">
            <text:p>4634157</text:p>
          </table:table-cell>
          <table:table-cell office:value-type="float" office:value="3681023" calcext:value-type="float">
            <text:p>3681023</text:p>
          </table:table-cell>
          <table:table-cell table:formula="of:=100*[.B9]/(([.C9]+[.D9]+[.E9])/3)" office:value-type="float" office:value="40.0355959370242" calcext:value-type="float">
            <text:p>40.035595937</text:p>
          </table:table-cell>
          <table:table-cell office:value-type="float" office:value="1767016" calcext:value-type="float">
            <text:p>176701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2679" calcext:value-type="float">
            <text:p>242679</text:p>
          </table:table-cell>
          <table:table-cell office:value-type="float" office:value="231" calcext:value-type="float">
            <text:p>231</text:p>
          </table:table-cell>
          <table:table-cell table:formula="of:=[.G9]-[.J9]" office:value-type="float" office:value="1524337" calcext:value-type="float">
            <text:p>1524337</text:p>
          </table:table-cell>
          <table:table-cell table:formula="of:=[.J9]/[.H9]" office:value-type="float" office:value="0.00280958259164894" calcext:value-type="float">
            <text:p>0.0028095826</text:p>
          </table:table-cell>
          <table:table-cell table:formula="of:=[.J9]/[.G9]" office:value-type="float" office:value="0.137338314989791" calcext:value-type="float">
            <text:p>0.137338315</text:p>
          </table:table-cell>
          <table:table-cell table:formula="of:=(1+0.5*0.5)*([.M9]*[.N9]/(0.5*0.5*[.N9]+[.M9]))" office:value-type="float" office:value="0.0129853294922683" calcext:value-type="float">
            <text:p>0.0129853295</text:p>
          </table:table-cell>
          <table:table-cell table:formula="of:=[.J9]/([.J9]+[.K9])" office:value-type="float" office:value="0.999049030505125" calcext:value-type="float">
            <text:p>0.9990490305</text:p>
          </table:table-cell>
          <table:table-cell table:formula="of:=[.J9]/[.G9]" office:value-type="float" office:value="0.137338314989791" calcext:value-type="float">
            <text:p>0.137338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14.bed</text:p>
          </table:table-cell>
          <table:table-cell office:value-type="float" office:value="1396976" calcext:value-type="float">
            <text:p>1396976</text:p>
          </table:table-cell>
          <table:table-cell office:value-type="float" office:value="4041284" calcext:value-type="float">
            <text:p>4041284</text:p>
          </table:table-cell>
          <table:table-cell office:value-type="float" office:value="3720455" calcext:value-type="float">
            <text:p>3720455</text:p>
          </table:table-cell>
          <table:table-cell office:value-type="float" office:value="2679629" calcext:value-type="float">
            <text:p>2679629</text:p>
          </table:table-cell>
          <table:table-cell table:formula="of:=100*[.B10]/(([.C10]+[.D10]+[.E10])/3)" office:value-type="float" office:value="40.1377290791781" calcext:value-type="float">
            <text:p>40.1377290792</text:p>
          </table:table-cell>
          <table:table-cell office:value-type="float" office:value="1396976" calcext:value-type="float">
            <text:p>139697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7391" calcext:value-type="float">
            <text:p>167391</text:p>
          </table:table-cell>
          <table:table-cell office:value-type="float" office:value="129" calcext:value-type="float">
            <text:p>129</text:p>
          </table:table-cell>
          <table:table-cell table:formula="of:=[.G10]-[.J10]" office:value-type="float" office:value="1229585" calcext:value-type="float">
            <text:p>1229585</text:p>
          </table:table-cell>
          <table:table-cell table:formula="of:=[.J10]/[.H10]" office:value-type="float" office:value="0.0019379461741589" calcext:value-type="float">
            <text:p>0.0019379462</text:p>
          </table:table-cell>
          <table:table-cell table:formula="of:=[.J10]/[.G10]" office:value-type="float" office:value="0.119823819450012" calcext:value-type="float">
            <text:p>0.1198238195</text:p>
          </table:table-cell>
          <table:table-cell table:formula="of:=(1+0.5*0.5)*([.M10]*[.N10]/(0.5*0.5*[.N10]+[.M10]))" office:value-type="float" office:value="0.00910096072166474" calcext:value-type="float">
            <text:p>0.0091009607</text:p>
          </table:table-cell>
          <table:table-cell table:formula="of:=[.J10]/([.J10]+[.K10])" office:value-type="float" office:value="0.99922994269341" calcext:value-type="float">
            <text:p>0.9992299427</text:p>
          </table:table-cell>
          <table:table-cell table:formula="of:=[.J10]/[.G10]" office:value-type="float" office:value="0.119823819450012" calcext:value-type="float">
            <text:p>0.119823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.t_16.bed</text:p>
          </table:table-cell>
          <table:table-cell office:value-type="float" office:value="775157" calcext:value-type="float">
            <text:p>775157</text:p>
          </table:table-cell>
          <table:table-cell office:value-type="float" office:value="1361188" calcext:value-type="float">
            <text:p>1361188</text:p>
          </table:table-cell>
          <table:table-cell office:value-type="float" office:value="3055865" calcext:value-type="float">
            <text:p>3055865</text:p>
          </table:table-cell>
          <table:table-cell office:value-type="float" office:value="2169175" calcext:value-type="float">
            <text:p>2169175</text:p>
          </table:table-cell>
          <table:table-cell table:formula="of:=100*[.B11]/(([.C11]+[.D11]+[.E11])/3)" office:value-type="float" office:value="35.3080852955591" calcext:value-type="float">
            <text:p>35.3080852956</text:p>
          </table:table-cell>
          <table:table-cell office:value-type="float" office:value="775157" calcext:value-type="float">
            <text:p>7751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7666" calcext:value-type="float">
            <text:p>67666</text:p>
          </table:table-cell>
          <table:table-cell office:value-type="float" office:value="43" calcext:value-type="float">
            <text:p>43</text:p>
          </table:table-cell>
          <table:table-cell table:formula="of:=[.G11]-[.J11]" office:value-type="float" office:value="707491" calcext:value-type="float">
            <text:p>707491</text:p>
          </table:table-cell>
          <table:table-cell table:formula="of:=[.J11]/[.H11]" office:value-type="float" office:value="0.00078339376561844" calcext:value-type="float">
            <text:p>0.0007833938</text:p>
          </table:table-cell>
          <table:table-cell table:formula="of:=[.J11]/[.G11]" office:value-type="float" office:value="0.0872932838121826" calcext:value-type="float">
            <text:p>0.0872932838</text:p>
          </table:table-cell>
          <table:table-cell table:formula="of:=(1+0.5*0.5)*([.M11]*[.N11]/(0.5*0.5*[.N11]+[.M11]))" office:value-type="float" office:value="0.00378123353889886" calcext:value-type="float">
            <text:p>0.0037812335</text:p>
          </table:table-cell>
          <table:table-cell table:formula="of:=[.J11]/([.J11]+[.K11])" office:value-type="float" office:value="0.999364929329927" calcext:value-type="float">
            <text:p>0.9993649293</text:p>
          </table:table-cell>
          <table:table-cell table:formula="of:=[.J11]/[.G11]" office:value-type="float" office:value="0.0872932838121826" calcext:value-type="float">
            <text:p>0.087293283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frozen.fseq.l_200.t_0.01.bed</text:p>
          </table:table-cell>
          <table:table-cell office:value-type="float" office:value="67032388" calcext:value-type="float">
            <text:p>67032388</text:p>
          </table:table-cell>
          <table:table-cell office:value-type="float" office:value="644235563" calcext:value-type="float">
            <text:p>644235563</text:p>
          </table:table-cell>
          <table:table-cell office:value-type="float" office:value="657644946" calcext:value-type="float">
            <text:p>657644946</text:p>
          </table:table-cell>
          <table:table-cell office:value-type="float" office:value="694547068" calcext:value-type="float">
            <text:p>694547068</text:p>
          </table:table-cell>
          <table:table-cell table:formula="of:=100*[.B13]/(([.C13]+[.D13]+[.E13])/3)" office:value-type="float" office:value="10.072850441296" calcext:value-type="float">
            <text:p>10.0728504413</text:p>
          </table:table-cell>
          <table:table-cell office:value-type="float" office:value="67032388" calcext:value-type="float">
            <text:p>6703238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1141038" calcext:value-type="float">
            <text:p>21141038</text:p>
          </table:table-cell>
          <table:table-cell office:value-type="float" office:value="704618" calcext:value-type="float">
            <text:p>704618</text:p>
          </table:table-cell>
          <table:table-cell table:formula="of:=[.G13]-[.J13]" office:value-type="float" office:value="45891350" calcext:value-type="float">
            <text:p>45891350</text:p>
          </table:table-cell>
          <table:table-cell table:formula="of:=[.J13]/[.H13]" office:value-type="float" office:value="0.244757446397046" calcext:value-type="float">
            <text:p>0.2447574464</text:p>
          </table:table-cell>
          <table:table-cell table:formula="of:=[.J13]/[.G13]" office:value-type="float" office:value="0.315385422342406" calcext:value-type="float">
            <text:p>0.3153854223</text:p>
          </table:table-cell>
          <table:table-cell table:formula="of:=(1+0.5*0.5)*([.M13]*[.N13]/(0.5*0.5*[.N13]+[.M13]))" office:value-type="float" office:value="0.298176852877027" calcext:value-type="float">
            <text:p>0.2981768529</text:p>
          </table:table-cell>
          <table:table-cell table:formula="of:=[.J13]/([.J13]+[.K13])" office:value-type="float" office:value="0.967745624118589" calcext:value-type="float">
            <text:p>0.9677456241</text:p>
          </table:table-cell>
          <table:table-cell table:formula="of:=[.J13]/[.G13]" office:value-type="float" office:value="0.315385422342406" calcext:value-type="float">
            <text:p>0.3153854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1.bed</text:p>
          </table:table-cell>
          <table:table-cell office:value-type="float" office:value="33748067" calcext:value-type="float">
            <text:p>33748067</text:p>
          </table:table-cell>
          <table:table-cell office:value-type="float" office:value="430237352" calcext:value-type="float">
            <text:p>430237352</text:p>
          </table:table-cell>
          <table:table-cell office:value-type="float" office:value="440600203" calcext:value-type="float">
            <text:p>440600203</text:p>
          </table:table-cell>
          <table:table-cell office:value-type="float" office:value="456449439" calcext:value-type="float">
            <text:p>456449439</text:p>
          </table:table-cell>
          <table:table-cell table:formula="of:=100*[.B14]/(([.C14]+[.D14]+[.E14])/3)" office:value-type="float" office:value="7.62790575494783" calcext:value-type="float">
            <text:p>7.6279057549</text:p>
          </table:table-cell>
          <table:table-cell office:value-type="float" office:value="33748067" calcext:value-type="float">
            <text:p>3374806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074140" calcext:value-type="float">
            <text:p>14074140</text:p>
          </table:table-cell>
          <table:table-cell office:value-type="float" office:value="257598" calcext:value-type="float">
            <text:p>257598</text:p>
          </table:table-cell>
          <table:table-cell table:formula="of:=[.G14]-[.J14]" office:value-type="float" office:value="19673927" calcext:value-type="float">
            <text:p>19673927</text:p>
          </table:table-cell>
          <table:table-cell table:formula="of:=[.J14]/[.H14]" office:value-type="float" office:value="0.162941411232245" calcext:value-type="float">
            <text:p>0.1629414112</text:p>
          </table:table-cell>
          <table:table-cell table:formula="of:=[.J14]/[.G14]" office:value-type="float" office:value="0.417035440874288" calcext:value-type="float">
            <text:p>0.4170354409</text:p>
          </table:table-cell>
          <table:table-cell table:formula="of:=(1+0.5*0.5)*([.M14]*[.N14]/(0.5*0.5*[.N14]+[.M14]))" office:value-type="float" office:value="0.317890504475151" calcext:value-type="float">
            <text:p>0.3178905045</text:p>
          </table:table-cell>
          <table:table-cell table:formula="of:=[.J14]/([.J14]+[.K14])" office:value-type="float" office:value="0.982026045968744" calcext:value-type="float">
            <text:p>0.982026046</text:p>
          </table:table-cell>
          <table:table-cell table:formula="of:=[.J14]/[.G14]" office:value-type="float" office:value="0.417035440874288" calcext:value-type="float">
            <text:p>0.4170354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2.bed</text:p>
          </table:table-cell>
          <table:table-cell office:value-type="float" office:value="16943662" calcext:value-type="float">
            <text:p>16943662</text:p>
          </table:table-cell>
          <table:table-cell office:value-type="float" office:value="218074700" calcext:value-type="float">
            <text:p>218074700</text:p>
          </table:table-cell>
          <table:table-cell office:value-type="float" office:value="215560633" calcext:value-type="float">
            <text:p>215560633</text:p>
          </table:table-cell>
          <table:table-cell office:value-type="float" office:value="143127264" calcext:value-type="float">
            <text:p>143127264</text:p>
          </table:table-cell>
          <table:table-cell table:formula="of:=100*[.B15]/(([.C15]+[.D15]+[.E15])/3)" office:value-type="float" office:value="8.81315575323273" calcext:value-type="float">
            <text:p>8.8131557532</text:p>
          </table:table-cell>
          <table:table-cell office:value-type="float" office:value="16943662" calcext:value-type="float">
            <text:p>1694366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984148" calcext:value-type="float">
            <text:p>9984148</text:p>
          </table:table-cell>
          <table:table-cell office:value-type="float" office:value="94588" calcext:value-type="float">
            <text:p>94588</text:p>
          </table:table-cell>
          <table:table-cell table:formula="of:=[.G15]-[.J15]" office:value-type="float" office:value="6959514" calcext:value-type="float">
            <text:p>6959514</text:p>
          </table:table-cell>
          <table:table-cell table:formula="of:=[.J15]/[.H15]" office:value-type="float" office:value="0.115590093964647" calcext:value-type="float">
            <text:p>0.115590094</text:p>
          </table:table-cell>
          <table:table-cell table:formula="of:=[.J15]/[.G15]" office:value-type="float" office:value="0.589255616642967" calcext:value-type="float">
            <text:p>0.5892556166</text:p>
          </table:table-cell>
          <table:table-cell table:formula="of:=(1+0.5*0.5)*([.M15]*[.N15]/(0.5*0.5*[.N15]+[.M15]))" office:value-type="float" office:value="0.323844980404555" calcext:value-type="float">
            <text:p>0.3238449804</text:p>
          </table:table-cell>
          <table:table-cell table:formula="of:=[.J15]/([.J15]+[.K15])" office:value-type="float" office:value="0.990615093003726" calcext:value-type="float">
            <text:p>0.990615093</text:p>
          </table:table-cell>
          <table:table-cell table:formula="of:=[.J15]/[.G15]" office:value-type="float" office:value="0.589255616642967" calcext:value-type="float">
            <text:p>0.5892556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4.bed</text:p>
          </table:table-cell>
          <table:table-cell office:value-type="float" office:value="10017049" calcext:value-type="float">
            <text:p>10017049</text:p>
          </table:table-cell>
          <table:table-cell office:value-type="float" office:value="46360898" calcext:value-type="float">
            <text:p>46360898</text:p>
          </table:table-cell>
          <table:table-cell office:value-type="float" office:value="50613000" calcext:value-type="float">
            <text:p>50613000</text:p>
          </table:table-cell>
          <table:table-cell office:value-type="float" office:value="42975184" calcext:value-type="float">
            <text:p>42975184</text:p>
          </table:table-cell>
          <table:table-cell table:formula="of:=100*[.B16]/(([.C16]+[.D16]+[.E16])/3)" office:value-type="float" office:value="21.4729146990761" calcext:value-type="float">
            <text:p>21.4729146991</text:p>
          </table:table-cell>
          <table:table-cell office:value-type="float" office:value="10017049" calcext:value-type="float">
            <text:p>1001704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676818" calcext:value-type="float">
            <text:p>5676818</text:p>
          </table:table-cell>
          <table:table-cell office:value-type="float" office:value="22611" calcext:value-type="float">
            <text:p>22611</text:p>
          </table:table-cell>
          <table:table-cell table:formula="of:=[.G16]-[.J16]" office:value-type="float" office:value="4340231" calcext:value-type="float">
            <text:p>4340231</text:p>
          </table:table-cell>
          <table:table-cell table:formula="of:=[.J16]/[.H16]" office:value-type="float" office:value="0.0657225760315453" calcext:value-type="float">
            <text:p>0.065722576</text:p>
          </table:table-cell>
          <table:table-cell table:formula="of:=[.J16]/[.G16]" office:value-type="float" office:value="0.566715606562372" calcext:value-type="float">
            <text:p>0.5667156066</text:p>
          </table:table-cell>
          <table:table-cell table:formula="of:=(1+0.5*0.5)*([.M16]*[.N16]/(0.5*0.5*[.N16]+[.M16]))" office:value-type="float" office:value="0.224480136054271" calcext:value-type="float">
            <text:p>0.2244801361</text:p>
          </table:table-cell>
          <table:table-cell table:formula="of:=[.J16]/([.J16]+[.K16])" office:value-type="float" office:value="0.996032760474777" calcext:value-type="float">
            <text:p>0.9960327605</text:p>
          </table:table-cell>
          <table:table-cell table:formula="of:=[.J16]/[.G16]" office:value-type="float" office:value="0.566715606562372" calcext:value-type="float">
            <text:p>0.566715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6.bed</text:p>
          </table:table-cell>
          <table:table-cell office:value-type="float" office:value="7194095" calcext:value-type="float">
            <text:p>7194095</text:p>
          </table:table-cell>
          <table:table-cell office:value-type="float" office:value="20365591" calcext:value-type="float">
            <text:p>20365591</text:p>
          </table:table-cell>
          <table:table-cell office:value-type="float" office:value="20354937" calcext:value-type="float">
            <text:p>20354937</text:p>
          </table:table-cell>
          <table:table-cell office:value-type="float" office:value="17019590" calcext:value-type="float">
            <text:p>17019590</text:p>
          </table:table-cell>
          <table:table-cell table:formula="of:=100*[.B17]/(([.C17]+[.D17]+[.E17])/3)" office:value-type="float" office:value="37.3783181392182" calcext:value-type="float">
            <text:p>37.3783181392</text:p>
          </table:table-cell>
          <table:table-cell office:value-type="float" office:value="7194095" calcext:value-type="float">
            <text:p>719409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648118" calcext:value-type="float">
            <text:p>3648118</text:p>
          </table:table-cell>
          <table:table-cell office:value-type="float" office:value="7659" calcext:value-type="float">
            <text:p>7659</text:p>
          </table:table-cell>
          <table:table-cell table:formula="of:=[.G17]-[.J17]" office:value-type="float" office:value="3545977" calcext:value-type="float">
            <text:p>3545977</text:p>
          </table:table-cell>
          <table:table-cell table:formula="of:=[.J17]/[.H17]" office:value-type="float" office:value="0.042235582086135" calcext:value-type="float">
            <text:p>0.0422355821</text:p>
          </table:table-cell>
          <table:table-cell table:formula="of:=[.J17]/[.G17]" office:value-type="float" office:value="0.507098947122605" calcext:value-type="float">
            <text:p>0.5070989471</text:p>
          </table:table-cell>
          <table:table-cell table:formula="of:=(1+0.5*0.5)*([.M17]*[.N17]/(0.5*0.5*[.N17]+[.M17]))" office:value-type="float" office:value="0.158404671313818" calcext:value-type="float">
            <text:p>0.1584046713</text:p>
          </table:table-cell>
          <table:table-cell table:formula="of:=[.J17]/([.J17]+[.K17])" office:value-type="float" office:value="0.997904959739065" calcext:value-type="float">
            <text:p>0.9979049597</text:p>
          </table:table-cell>
          <table:table-cell table:formula="of:=[.J17]/[.G17]" office:value-type="float" office:value="0.507098947122605" calcext:value-type="float">
            <text:p>0.5070989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8.bed</text:p>
          </table:table-cell>
          <table:table-cell office:value-type="float" office:value="5497891" calcext:value-type="float">
            <text:p>5497891</text:p>
          </table:table-cell>
          <table:table-cell office:value-type="float" office:value="12677498" calcext:value-type="float">
            <text:p>12677498</text:p>
          </table:table-cell>
          <table:table-cell office:value-type="float" office:value="12599702" calcext:value-type="float">
            <text:p>12599702</text:p>
          </table:table-cell>
          <table:table-cell office:value-type="float" office:value="10376593" calcext:value-type="float">
            <text:p>10376593</text:p>
          </table:table-cell>
          <table:table-cell table:formula="of:=100*[.B18]/(([.C18]+[.D18]+[.E18])/3)" office:value-type="float" office:value="46.2606404878157" calcext:value-type="float">
            <text:p>46.2606404878</text:p>
          </table:table-cell>
          <table:table-cell office:value-type="float" office:value="5497891" calcext:value-type="float">
            <text:p>549789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506029" calcext:value-type="float">
            <text:p>2506029</text:p>
          </table:table-cell>
          <table:table-cell office:value-type="float" office:value="3435" calcext:value-type="float">
            <text:p>3435</text:p>
          </table:table-cell>
          <table:table-cell table:formula="of:=[.G18]-[.J18]" office:value-type="float" office:value="2991862" calcext:value-type="float">
            <text:p>2991862</text:p>
          </table:table-cell>
          <table:table-cell table:formula="of:=[.J18]/[.H18]" office:value-type="float" office:value="0.0290132044905715" calcext:value-type="float">
            <text:p>0.0290132045</text:p>
          </table:table-cell>
          <table:table-cell table:formula="of:=[.J18]/[.G18]" office:value-type="float" office:value="0.455816421242255" calcext:value-type="float">
            <text:p>0.4558164212</text:p>
          </table:table-cell>
          <table:table-cell table:formula="of:=(1+0.5*0.5)*([.M18]*[.N18]/(0.5*0.5*[.N18]+[.M18]))" office:value-type="float" office:value="0.115626913750924" calcext:value-type="float">
            <text:p>0.1156269138</text:p>
          </table:table-cell>
          <table:table-cell table:formula="of:=[.J18]/([.J18]+[.K18])" office:value-type="float" office:value="0.998631181798185" calcext:value-type="float">
            <text:p>0.9986311818</text:p>
          </table:table-cell>
          <table:table-cell table:formula="of:=[.J18]/[.G18]" office:value-type="float" office:value="0.455816421242255" calcext:value-type="float">
            <text:p>0.4558164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10.bed</text:p>
          </table:table-cell>
          <table:table-cell office:value-type="float" office:value="4310460" calcext:value-type="float">
            <text:p>4310460</text:p>
          </table:table-cell>
          <table:table-cell office:value-type="float" office:value="9340832" calcext:value-type="float">
            <text:p>9340832</text:p>
          </table:table-cell>
          <table:table-cell office:value-type="float" office:value="9274414" calcext:value-type="float">
            <text:p>9274414</text:p>
          </table:table-cell>
          <table:table-cell office:value-type="float" office:value="7268725" calcext:value-type="float">
            <text:p>7268725</text:p>
          </table:table-cell>
          <table:table-cell table:formula="of:=100*[.B19]/(([.C19]+[.D19]+[.E19])/3)" office:value-type="float" office:value="49.9590267660244" calcext:value-type="float">
            <text:p>49.959026766</text:p>
          </table:table-cell>
          <table:table-cell office:value-type="float" office:value="4310460" calcext:value-type="float">
            <text:p>431046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60001" calcext:value-type="float">
            <text:p>1760001</text:p>
          </table:table-cell>
          <table:table-cell office:value-type="float" office:value="1510" calcext:value-type="float">
            <text:p>1510</text:p>
          </table:table-cell>
          <table:table-cell table:formula="of:=[.G19]-[.J19]" office:value-type="float" office:value="2550459" calcext:value-type="float">
            <text:p>2550459</text:p>
          </table:table-cell>
          <table:table-cell table:formula="of:=[.J19]/[.H19]" office:value-type="float" office:value="0.0203761683989333" calcext:value-type="float">
            <text:p>0.0203761684</text:p>
          </table:table-cell>
          <table:table-cell table:formula="of:=[.J19]/[.G19]" office:value-type="float" office:value="0.408309321974917" calcext:value-type="float">
            <text:p>0.408309322</text:p>
          </table:table-cell>
          <table:table-cell table:formula="of:=(1+0.5*0.5)*([.M19]*[.N19]/(0.5*0.5*[.N19]+[.M19]))" office:value-type="float" office:value="0.0849279479419769" calcext:value-type="float">
            <text:p>0.0849279479</text:p>
          </table:table-cell>
          <table:table-cell table:formula="of:=[.J19]/([.J19]+[.K19])" office:value-type="float" office:value="0.999142781396199" calcext:value-type="float">
            <text:p>0.9991427814</text:p>
          </table:table-cell>
          <table:table-cell table:formula="of:=[.J19]/[.G19]" office:value-type="float" office:value="0.408309321974917" calcext:value-type="float">
            <text:p>0.408309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12.bed</text:p>
          </table:table-cell>
          <table:table-cell office:value-type="float" office:value="3461919" calcext:value-type="float">
            <text:p>3461919</text:p>
          </table:table-cell>
          <table:table-cell office:value-type="float" office:value="7166415" calcext:value-type="float">
            <text:p>7166415</text:p>
          </table:table-cell>
          <table:table-cell office:value-type="float" office:value="7055481" calcext:value-type="float">
            <text:p>7055481</text:p>
          </table:table-cell>
          <table:table-cell office:value-type="float" office:value="5595210" calcext:value-type="float">
            <text:p>5595210</text:p>
          </table:table-cell>
          <table:table-cell table:formula="of:=100*[.B20]/(([.C20]+[.D20]+[.E20])/3)" office:value-type="float" office:value="52.4080408108025" calcext:value-type="float">
            <text:p>52.4080408108</text:p>
          </table:table-cell>
          <table:table-cell office:value-type="float" office:value="3461919" calcext:value-type="float">
            <text:p>346191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62574" calcext:value-type="float">
            <text:p>1262574</text:p>
          </table:table-cell>
          <table:table-cell office:value-type="float" office:value="850" calcext:value-type="float">
            <text:p>850</text:p>
          </table:table-cell>
          <table:table-cell table:formula="of:=[.G20]-[.J20]" office:value-type="float" office:value="2199345" calcext:value-type="float">
            <text:p>2199345</text:p>
          </table:table-cell>
          <table:table-cell table:formula="of:=[.J20]/[.H20]" office:value-type="float" office:value="0.0146172760357038" calcext:value-type="float">
            <text:p>0.014617276</text:p>
          </table:table-cell>
          <table:table-cell table:formula="of:=[.J20]/[.G20]" office:value-type="float" office:value="0.364703506927805" calcext:value-type="float">
            <text:p>0.3647035069</text:p>
          </table:table-cell>
          <table:table-cell table:formula="of:=(1+0.5*0.5)*([.M20]*[.N20]/(0.5*0.5*[.N20]+[.M20]))" office:value-type="float" office:value="0.0629881482460039" calcext:value-type="float">
            <text:p>0.0629881482</text:p>
          </table:table-cell>
          <table:table-cell table:formula="of:=[.J20]/([.J20]+[.K20])" office:value-type="float" office:value="0.999327225064586" calcext:value-type="float">
            <text:p>0.9993272251</text:p>
          </table:table-cell>
          <table:table-cell table:formula="of:=[.J20]/[.G20]" office:value-type="float" office:value="0.364703506927805" calcext:value-type="float">
            <text:p>0.3647035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14.bed</text:p>
          </table:table-cell>
          <table:table-cell office:value-type="float" office:value="2845095" calcext:value-type="float">
            <text:p>2845095</text:p>
          </table:table-cell>
          <table:table-cell office:value-type="float" office:value="6051181" calcext:value-type="float">
            <text:p>6051181</text:p>
          </table:table-cell>
          <table:table-cell office:value-type="float" office:value="5874320" calcext:value-type="float">
            <text:p>5874320</text:p>
          </table:table-cell>
          <table:table-cell office:value-type="float" office:value="4290667" calcext:value-type="float">
            <text:p>4290667</text:p>
          </table:table-cell>
          <table:table-cell table:formula="of:=100*[.B21]/(([.C21]+[.D21]+[.E21])/3)" office:value-type="float" office:value="52.6344139996576" calcext:value-type="float">
            <text:p>52.6344139997</text:p>
          </table:table-cell>
          <table:table-cell office:value-type="float" office:value="2845095" calcext:value-type="float">
            <text:p>284509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28965" calcext:value-type="float">
            <text:p>928965</text:p>
          </table:table-cell>
          <table:table-cell office:value-type="float" office:value="540" calcext:value-type="float">
            <text:p>540</text:p>
          </table:table-cell>
          <table:table-cell table:formula="of:=[.G21]-[.J21]" office:value-type="float" office:value="1916130" calcext:value-type="float">
            <text:p>1916130</text:p>
          </table:table-cell>
          <table:table-cell table:formula="of:=[.J21]/[.H21]" office:value-type="float" office:value="0.0107549639328131" calcext:value-type="float">
            <text:p>0.0107549639</text:p>
          </table:table-cell>
          <table:table-cell table:formula="of:=[.J21]/[.G21]" office:value-type="float" office:value="0.326514580356719" calcext:value-type="float">
            <text:p>0.3265145804</text:p>
          </table:table-cell>
          <table:table-cell table:formula="of:=(1+0.5*0.5)*([.M21]*[.N21]/(0.5*0.5*[.N21]+[.M21]))" office:value-type="float" office:value="0.047514550639039" calcext:value-type="float">
            <text:p>0.0475145506</text:p>
          </table:table-cell>
          <table:table-cell table:formula="of:=[.J21]/([.J21]+[.K21])" office:value-type="float" office:value="0.999419045621056" calcext:value-type="float">
            <text:p>0.9994190456</text:p>
          </table:table-cell>
          <table:table-cell table:formula="of:=[.J21]/[.G21]" office:value-type="float" office:value="0.326514580356719" calcext:value-type="float">
            <text:p>0.3265145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.t_16.bed</text:p>
          </table:table-cell>
          <table:table-cell office:value-type="float" office:value="1610442" calcext:value-type="float">
            <text:p>1610442</text:p>
          </table:table-cell>
          <table:table-cell office:value-type="float" office:value="2189382" calcext:value-type="float">
            <text:p>2189382</text:p>
          </table:table-cell>
          <table:table-cell office:value-type="float" office:value="4798703" calcext:value-type="float">
            <text:p>4798703</text:p>
          </table:table-cell>
          <table:table-cell office:value-type="float" office:value="3582865" calcext:value-type="float">
            <text:p>3582865</text:p>
          </table:table-cell>
          <table:table-cell table:formula="of:=100*[.B22]/(([.C22]+[.D22]+[.E22])/3)" office:value-type="float" office:value="45.7038014558767" calcext:value-type="float">
            <text:p>45.7038014559</text:p>
          </table:table-cell>
          <table:table-cell office:value-type="float" office:value="1610442" calcext:value-type="float">
            <text:p>161044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48171" calcext:value-type="float">
            <text:p>448171</text:p>
          </table:table-cell>
          <table:table-cell office:value-type="float" office:value="236" calcext:value-type="float">
            <text:p>236</text:p>
          </table:table-cell>
          <table:table-cell table:formula="of:=[.G22]-[.J22]" office:value-type="float" office:value="1162271" calcext:value-type="float">
            <text:p>1162271</text:p>
          </table:table-cell>
          <table:table-cell table:formula="of:=[.J22]/[.H22]" office:value-type="float" office:value="0.00518863782890938" calcext:value-type="float">
            <text:p>0.0051886378</text:p>
          </table:table-cell>
          <table:table-cell table:formula="of:=[.J22]/[.G22]" office:value-type="float" office:value="0.278290680446734" calcext:value-type="float">
            <text:p>0.2782906804</text:p>
          </table:table-cell>
          <table:table-cell table:formula="of:=(1+0.5*0.5)*([.M22]*[.N22]/(0.5*0.5*[.N22]+[.M22]))" office:value-type="float" office:value="0.0241426613540899" calcext:value-type="float">
            <text:p>0.0241426614</text:p>
          </table:table-cell>
          <table:table-cell table:formula="of:=[.J22]/([.J22]+[.K22])" office:value-type="float" office:value="0.999473692426746" calcext:value-type="float">
            <text:p>0.9994736924</text:p>
          </table:table-cell>
          <table:table-cell table:formula="of:=[.J22]/[.G22]" office:value-type="float" office:value="0.278290680446734" calcext:value-type="float">
            <text:p>0.278290680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ozen.fseq.l_400.t_0.01.bed</text:p>
          </table:table-cell>
          <table:table-cell office:value-type="float" office:value="127511994" calcext:value-type="float">
            <text:p>127511994</text:p>
          </table:table-cell>
          <table:table-cell office:value-type="float" office:value="892206788" calcext:value-type="float">
            <text:p>892206788</text:p>
          </table:table-cell>
          <table:table-cell office:value-type="float" office:value="922340173" calcext:value-type="float">
            <text:p>922340173</text:p>
          </table:table-cell>
          <table:table-cell office:value-type="float" office:value="964732197" calcext:value-type="float">
            <text:p>964732197</text:p>
          </table:table-cell>
          <table:table-cell table:formula="of:=100*[.B24]/(([.C24]+[.D24]+[.E24])/3)" office:value-type="float" office:value="13.7638560307586" calcext:value-type="float">
            <text:p>13.7638560308</text:p>
          </table:table-cell>
          <table:table-cell office:value-type="float" office:value="127511994" calcext:value-type="float">
            <text:p>12751199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5235917" calcext:value-type="float">
            <text:p>35235917</text:p>
          </table:table-cell>
          <table:table-cell office:value-type="float" office:value="2747157" calcext:value-type="float">
            <text:p>2747157</text:p>
          </table:table-cell>
          <table:table-cell table:formula="of:=[.G24]-[.J24]" office:value-type="float" office:value="92276077" calcext:value-type="float">
            <text:p>92276077</text:p>
          </table:table-cell>
          <table:table-cell table:formula="of:=[.J24]/[.H24]" office:value-type="float" office:value="0.407938960536293" calcext:value-type="float">
            <text:p>0.4079389605</text:p>
          </table:table-cell>
          <table:table-cell table:formula="of:=[.J24]/[.G24]" office:value-type="float" office:value="0.276334138418383" calcext:value-type="float">
            <text:p>0.2763341384</text:p>
          </table:table-cell>
          <table:table-cell table:formula="of:=(1+0.5*0.5)*([.M24]*[.N24]/(0.5*0.5*[.N24]+[.M24]))" office:value-type="float" office:value="0.295393462403154" calcext:value-type="float">
            <text:p>0.2953934624</text:p>
          </table:table-cell>
          <table:table-cell table:formula="of:=[.J24]/([.J24]+[.K24])" office:value-type="float" office:value="0.927674179293651" calcext:value-type="float">
            <text:p>0.9276741793</text:p>
          </table:table-cell>
          <table:table-cell table:formula="of:=[.J24]/[.G24]" office:value-type="float" office:value="0.276334138418383" calcext:value-type="float">
            <text:p>0.276334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1.bed</text:p>
          </table:table-cell>
          <table:table-cell office:value-type="float" office:value="48987696" calcext:value-type="float">
            <text:p>48987696</text:p>
          </table:table-cell>
          <table:table-cell office:value-type="float" office:value="385297752" calcext:value-type="float">
            <text:p>385297752</text:p>
          </table:table-cell>
          <table:table-cell office:value-type="float" office:value="482716835" calcext:value-type="float">
            <text:p>482716835</text:p>
          </table:table-cell>
          <table:table-cell office:value-type="float" office:value="382393581" calcext:value-type="float">
            <text:p>382393581</text:p>
          </table:table-cell>
          <table:table-cell table:formula="of:=100*[.B25]/(([.C25]+[.D25]+[.E25])/3)" office:value-type="float" office:value="11.7532092128816" calcext:value-type="float">
            <text:p>11.7532092129</text:p>
          </table:table-cell>
          <table:table-cell office:value-type="float" office:value="48987696" calcext:value-type="float">
            <text:p>4898769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6877891" calcext:value-type="float">
            <text:p>26877891</text:p>
          </table:table-cell>
          <table:table-cell office:value-type="float" office:value="931210" calcext:value-type="float">
            <text:p>931210</text:p>
          </table:table-cell>
          <table:table-cell table:formula="of:=[.G25]-[.J25]" office:value-type="float" office:value="22109805" calcext:value-type="float">
            <text:p>22109805</text:p>
          </table:table-cell>
          <table:table-cell table:formula="of:=[.J25]/[.H25]" office:value-type="float" office:value="0.311175069346082" calcext:value-type="float">
            <text:p>0.3111750693</text:p>
          </table:table-cell>
          <table:table-cell table:formula="of:=[.J25]/[.G25]" office:value-type="float" office:value="0.548666158947341" calcext:value-type="float">
            <text:p>0.5486661589</text:p>
          </table:table-cell>
          <table:table-cell table:formula="of:=(1+0.5*0.5)*([.M25]*[.N25]/(0.5*0.5*[.N25]+[.M25]))" office:value-type="float" office:value="0.476007654095272" calcext:value-type="float">
            <text:p>0.4760076541</text:p>
          </table:table-cell>
          <table:table-cell table:formula="of:=[.J25]/([.J25]+[.K25])" office:value-type="float" office:value="0.966514199793801" calcext:value-type="float">
            <text:p>0.9665141998</text:p>
          </table:table-cell>
          <table:table-cell table:formula="of:=[.J25]/[.G25]" office:value-type="float" office:value="0.548666158947341" calcext:value-type="float">
            <text:p>0.5486661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2.bed</text:p>
          </table:table-cell>
          <table:table-cell office:value-type="float" office:value="29345117" calcext:value-type="float">
            <text:p>29345117</text:p>
          </table:table-cell>
          <table:table-cell office:value-type="float" office:value="191396388" calcext:value-type="float">
            <text:p>191396388</text:p>
          </table:table-cell>
          <table:table-cell office:value-type="float" office:value="199243673" calcext:value-type="float">
            <text:p>199243673</text:p>
          </table:table-cell>
          <table:table-cell office:value-type="float" office:value="200880862" calcext:value-type="float">
            <text:p>200880862</text:p>
          </table:table-cell>
          <table:table-cell table:formula="of:=100*[.B26]/(([.C26]+[.D26]+[.E26])/3)" office:value-type="float" office:value="14.8828803136014" calcext:value-type="float">
            <text:p>14.8828803136</text:p>
          </table:table-cell>
          <table:table-cell office:value-type="float" office:value="29345117" calcext:value-type="float">
            <text:p>2934511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261359" calcext:value-type="float">
            <text:p>20261359</text:p>
          </table:table-cell>
          <table:table-cell office:value-type="float" office:value="341978" calcext:value-type="float">
            <text:p>341978</text:p>
          </table:table-cell>
          <table:table-cell table:formula="of:=[.G26]-[.J26]" office:value-type="float" office:value="9083758" calcext:value-type="float">
            <text:p>9083758</text:p>
          </table:table-cell>
          <table:table-cell table:formula="of:=[.J26]/[.H26]" office:value-type="float" office:value="0.234573084319408" calcext:value-type="float">
            <text:p>0.2345730843</text:p>
          </table:table-cell>
          <table:table-cell table:formula="of:=[.J26]/[.G26]" office:value-type="float" office:value="0.690450782663433" calcext:value-type="float">
            <text:p>0.6904507827</text:p>
          </table:table-cell>
          <table:table-cell table:formula="of:=(1+0.5*0.5)*([.M26]*[.N26]/(0.5*0.5*[.N26]+[.M26]))" office:value-type="float" office:value="0.497196788361479" calcext:value-type="float">
            <text:p>0.4971967884</text:p>
          </table:table-cell>
          <table:table-cell table:formula="of:=[.J26]/([.J26]+[.K26])" office:value-type="float" office:value="0.983401814958421" calcext:value-type="float">
            <text:p>0.983401815</text:p>
          </table:table-cell>
          <table:table-cell table:formula="of:=[.J26]/[.G26]" office:value-type="float" office:value="0.690450782663433" calcext:value-type="float">
            <text:p>0.6904507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4.bed</text:p>
          </table:table-cell>
          <table:table-cell office:value-type="float" office:value="17344907" calcext:value-type="float">
            <text:p>17344907</text:p>
          </table:table-cell>
          <table:table-cell office:value-type="float" office:value="54542039" calcext:value-type="float">
            <text:p>54542039</text:p>
          </table:table-cell>
          <table:table-cell office:value-type="float" office:value="55878681" calcext:value-type="float">
            <text:p>55878681</text:p>
          </table:table-cell>
          <table:table-cell office:value-type="float" office:value="48559337" calcext:value-type="float">
            <text:p>48559337</text:p>
          </table:table-cell>
          <table:table-cell table:formula="of:=100*[.B27]/(([.C27]+[.D27]+[.E27])/3)" office:value-type="float" office:value="32.7303449136391" calcext:value-type="float">
            <text:p>32.7303449136</text:p>
          </table:table-cell>
          <table:table-cell office:value-type="float" office:value="17344907" calcext:value-type="float">
            <text:p>1734490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449369" calcext:value-type="float">
            <text:p>13449369</text:p>
          </table:table-cell>
          <table:table-cell office:value-type="float" office:value="95503" calcext:value-type="float">
            <text:p>95503</text:p>
          </table:table-cell>
          <table:table-cell table:formula="of:=[.G27]-[.J27]" office:value-type="float" office:value="3895538" calcext:value-type="float">
            <text:p>3895538</text:p>
          </table:table-cell>
          <table:table-cell table:formula="of:=[.J27]/[.H27]" office:value-type="float" office:value="0.155708211304081" calcext:value-type="float">
            <text:p>0.1557082113</text:p>
          </table:table-cell>
          <table:table-cell table:formula="of:=[.J27]/[.G27]" office:value-type="float" office:value="0.77540738615664" calcext:value-type="float">
            <text:p>0.7754073862</text:p>
          </table:table-cell>
          <table:table-cell table:formula="of:=(1+0.5*0.5)*([.M27]*[.N27]/(0.5*0.5*[.N27]+[.M27]))" office:value-type="float" office:value="0.431747329326479" calcext:value-type="float">
            <text:p>0.4317473293</text:p>
          </table:table-cell>
          <table:table-cell table:formula="of:=[.J27]/([.J27]+[.K27])" office:value-type="float" office:value="0.992949139718707" calcext:value-type="float">
            <text:p>0.9929491397</text:p>
          </table:table-cell>
          <table:table-cell table:formula="of:=[.J27]/[.G27]" office:value-type="float" office:value="0.77540738615664" calcext:value-type="float">
            <text:p>0.7754073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6.bed</text:p>
          </table:table-cell>
          <table:table-cell office:value-type="float" office:value="12280820" calcext:value-type="float">
            <text:p>12280820</text:p>
          </table:table-cell>
          <table:table-cell office:value-type="float" office:value="25984286" calcext:value-type="float">
            <text:p>25984286</text:p>
          </table:table-cell>
          <table:table-cell office:value-type="float" office:value="25765026" calcext:value-type="float">
            <text:p>25765026</text:p>
          </table:table-cell>
          <table:table-cell office:value-type="float" office:value="22877764" calcext:value-type="float">
            <text:p>22877764</text:p>
          </table:table-cell>
          <table:table-cell table:formula="of:=100*[.B28]/(([.C28]+[.D28]+[.E28])/3)" office:value-type="float" office:value="49.3687572590945" calcext:value-type="float">
            <text:p>49.3687572591</text:p>
          </table:table-cell>
          <table:table-cell office:value-type="float" office:value="12280820" calcext:value-type="float">
            <text:p>1228082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508596" calcext:value-type="float">
            <text:p>9508596</text:p>
          </table:table-cell>
          <table:table-cell office:value-type="float" office:value="35434" calcext:value-type="float">
            <text:p>35434</text:p>
          </table:table-cell>
          <table:table-cell table:formula="of:=[.G28]-[.J28]" office:value-type="float" office:value="2772224" calcext:value-type="float">
            <text:p>2772224</text:p>
          </table:table-cell>
          <table:table-cell table:formula="of:=[.J28]/[.H28]" office:value-type="float" office:value="0.110084456391459" calcext:value-type="float">
            <text:p>0.1100844564</text:p>
          </table:table-cell>
          <table:table-cell table:formula="of:=[.J28]/[.G28]" office:value-type="float" office:value="0.77426393351584" calcext:value-type="float">
            <text:p>0.7742639335</text:p>
          </table:table-cell>
          <table:table-cell table:formula="of:=(1+0.5*0.5)*([.M28]*[.N28]/(0.5*0.5*[.N28]+[.M28]))" office:value-type="float" office:value="0.350873953488454" calcext:value-type="float">
            <text:p>0.3508739535</text:p>
          </table:table-cell>
          <table:table-cell table:formula="of:=[.J28]/([.J28]+[.K28])" office:value-type="float" office:value="0.99628731259227" calcext:value-type="float">
            <text:p>0.9962873126</text:p>
          </table:table-cell>
          <table:table-cell table:formula="of:=[.J28]/[.G28]" office:value-type="float" office:value="0.77426393351584" calcext:value-type="float">
            <text:p>0.7742639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8.bed</text:p>
          </table:table-cell>
          <table:table-cell office:value-type="float" office:value="9405748" calcext:value-type="float">
            <text:p>9405748</text:p>
          </table:table-cell>
          <table:table-cell office:value-type="float" office:value="17640641" calcext:value-type="float">
            <text:p>17640641</text:p>
          </table:table-cell>
          <table:table-cell office:value-type="float" office:value="17402968" calcext:value-type="float">
            <text:p>17402968</text:p>
          </table:table-cell>
          <table:table-cell office:value-type="float" office:value="14821503" calcext:value-type="float">
            <text:p>14821503</text:p>
          </table:table-cell>
          <table:table-cell table:formula="of:=100*[.B29]/(([.C29]+[.D29]+[.E29])/3)" office:value-type="float" office:value="56.587146540451" calcext:value-type="float">
            <text:p>56.5871465405</text:p>
          </table:table-cell>
          <table:table-cell office:value-type="float" office:value="9405748" calcext:value-type="float">
            <text:p>940574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047449" calcext:value-type="float">
            <text:p>7047449</text:p>
          </table:table-cell>
          <table:table-cell office:value-type="float" office:value="12350" calcext:value-type="float">
            <text:p>12350</text:p>
          </table:table-cell>
          <table:table-cell table:formula="of:=[.G29]-[.J29]" office:value-type="float" office:value="2358299" calcext:value-type="float">
            <text:p>2358299</text:p>
          </table:table-cell>
          <table:table-cell table:formula="of:=[.J29]/[.H29]" office:value-type="float" office:value="0.0815908670545608" calcext:value-type="float">
            <text:p>0.0815908671</text:p>
          </table:table-cell>
          <table:table-cell table:formula="of:=[.J29]/[.G29]" office:value-type="float" office:value="0.74927044611444" calcext:value-type="float">
            <text:p>0.7492704461</text:p>
          </table:table-cell>
          <table:table-cell table:formula="of:=(1+0.5*0.5)*([.M29]*[.N29]/(0.5*0.5*[.N29]+[.M29]))" office:value-type="float" office:value="0.284174869080628" calcext:value-type="float">
            <text:p>0.2841748691</text:p>
          </table:table-cell>
          <table:table-cell table:formula="of:=[.J29]/([.J29]+[.K29])" office:value-type="float" office:value="0.998250658411096" calcext:value-type="float">
            <text:p>0.9982506584</text:p>
          </table:table-cell>
          <table:table-cell table:formula="of:=[.J29]/[.G29]" office:value-type="float" office:value="0.74927044611444" calcext:value-type="float">
            <text:p>0.7492704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10.bed</text:p>
          </table:table-cell>
          <table:table-cell office:value-type="float" office:value="7504952" calcext:value-type="float">
            <text:p>7504952</text:p>
          </table:table-cell>
          <table:table-cell office:value-type="float" office:value="13325975" calcext:value-type="float">
            <text:p>13325975</text:p>
          </table:table-cell>
          <table:table-cell office:value-type="float" office:value="13457546" calcext:value-type="float">
            <text:p>13457546</text:p>
          </table:table-cell>
          <table:table-cell office:value-type="float" office:value="10981021" calcext:value-type="float">
            <text:p>10981021</text:p>
          </table:table-cell>
          <table:table-cell table:formula="of:=100*[.B30]/(([.C30]+[.D30]+[.E30])/3)" office:value-type="float" office:value="59.6190362907089" calcext:value-type="float">
            <text:p>59.6190362907</text:p>
          </table:table-cell>
          <table:table-cell office:value-type="float" office:value="7504952" calcext:value-type="float">
            <text:p>75049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394390" calcext:value-type="float">
            <text:p>5394390</text:p>
          </table:table-cell>
          <table:table-cell office:value-type="float" office:value="4932" calcext:value-type="float">
            <text:p>4932</text:p>
          </table:table-cell>
          <table:table-cell table:formula="of:=[.G30]-[.J30]" office:value-type="float" office:value="2110562" calcext:value-type="float">
            <text:p>2110562</text:p>
          </table:table-cell>
          <table:table-cell table:formula="of:=[.J30]/[.H30]" office:value-type="float" office:value="0.0624528048844982" calcext:value-type="float">
            <text:p>0.0624528049</text:p>
          </table:table-cell>
          <table:table-cell table:formula="of:=[.J30]/[.G30]" office:value-type="float" office:value="0.71877741523197" calcext:value-type="float">
            <text:p>0.7187774152</text:p>
          </table:table-cell>
          <table:table-cell table:formula="of:=(1+0.5*0.5)*([.M30]*[.N30]/(0.5*0.5*[.N30]+[.M30]))" office:value-type="float" office:value="0.231727195929402" calcext:value-type="float">
            <text:p>0.2317271959</text:p>
          </table:table-cell>
          <table:table-cell table:formula="of:=[.J30]/([.J30]+[.K30])" office:value-type="float" office:value="0.999086551978193" calcext:value-type="float">
            <text:p>0.999086552</text:p>
          </table:table-cell>
          <table:table-cell table:formula="of:=[.J30]/[.G30]" office:value-type="float" office:value="0.71877741523197" calcext:value-type="float">
            <text:p>0.7187774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12.bed</text:p>
          </table:table-cell>
          <table:table-cell office:value-type="float" office:value="6182631" calcext:value-type="float">
            <text:p>6182631</text:p>
          </table:table-cell>
          <table:table-cell office:value-type="float" office:value="11082814" calcext:value-type="float">
            <text:p>11082814</text:p>
          </table:table-cell>
          <table:table-cell office:value-type="float" office:value="10636295" calcext:value-type="float">
            <text:p>10636295</text:p>
          </table:table-cell>
          <table:table-cell office:value-type="float" office:value="8633588" calcext:value-type="float">
            <text:p>8633588</text:p>
          </table:table-cell>
          <table:table-cell table:formula="of:=100*[.B31]/(([.C31]+[.D31]+[.E31])/3)" office:value-type="float" office:value="61.107891005534" calcext:value-type="float">
            <text:p>61.1078910055</text:p>
          </table:table-cell>
          <table:table-cell office:value-type="float" office:value="6182631" calcext:value-type="float">
            <text:p>618263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281883" calcext:value-type="float">
            <text:p>4281883</text:p>
          </table:table-cell>
          <table:table-cell office:value-type="float" office:value="2757" calcext:value-type="float">
            <text:p>2757</text:p>
          </table:table-cell>
          <table:table-cell table:formula="of:=[.G31]-[.J31]" office:value-type="float" office:value="1900748" calcext:value-type="float">
            <text:p>1900748</text:p>
          </table:table-cell>
          <table:table-cell table:formula="of:=[.J31]/[.H31]" office:value-type="float" office:value="0.0495729088066028" calcext:value-type="float">
            <text:p>0.0495729088</text:p>
          </table:table-cell>
          <table:table-cell table:formula="of:=[.J31]/[.G31]" office:value-type="float" office:value="0.69256648181009" calcext:value-type="float">
            <text:p>0.6925664818</text:p>
          </table:table-cell>
          <table:table-cell table:formula="of:=(1+0.5*0.5)*([.M31]*[.N31]/(0.5*0.5*[.N31]+[.M31]))" office:value-type="float" office:value="0.192693619717418" calcext:value-type="float">
            <text:p>0.1926936197</text:p>
          </table:table-cell>
          <table:table-cell table:formula="of:=[.J31]/([.J31]+[.K31])" office:value-type="float" office:value="0.999356538705702" calcext:value-type="float">
            <text:p>0.9993565387</text:p>
          </table:table-cell>
          <table:table-cell table:formula="of:=[.J31]/[.G31]" office:value-type="float" office:value="0.69256648181009" calcext:value-type="float">
            <text:p>0.6925664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14.bed</text:p>
          </table:table-cell>
          <table:table-cell office:value-type="float" office:value="5084653" calcext:value-type="float">
            <text:p>5084653</text:p>
          </table:table-cell>
          <table:table-cell office:value-type="float" office:value="8806398" calcext:value-type="float">
            <text:p>8806398</text:p>
          </table:table-cell>
          <table:table-cell office:value-type="float" office:value="8701253" calcext:value-type="float">
            <text:p>8701253</text:p>
          </table:table-cell>
          <table:table-cell office:value-type="float" office:value="6929066" calcext:value-type="float">
            <text:p>6929066</text:p>
          </table:table-cell>
          <table:table-cell table:formula="of:=100*[.B32]/(([.C32]+[.D32]+[.E32])/3)" office:value-type="float" office:value="62.42229265085" calcext:value-type="float">
            <text:p>62.4222926509</text:p>
          </table:table-cell>
          <table:table-cell office:value-type="float" office:value="5084653" calcext:value-type="float">
            <text:p>50846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335804" calcext:value-type="float">
            <text:p>3335804</text:p>
          </table:table-cell>
          <table:table-cell office:value-type="float" office:value="996" calcext:value-type="float">
            <text:p>996</text:p>
          </table:table-cell>
          <table:table-cell table:formula="of:=[.G32]-[.J32]" office:value-type="float" office:value="1748849" calcext:value-type="float">
            <text:p>1748849</text:p>
          </table:table-cell>
          <table:table-cell table:formula="of:=[.J32]/[.H32]" office:value-type="float" office:value="0.0386198099034235" calcext:value-type="float">
            <text:p>0.0386198099</text:p>
          </table:table-cell>
          <table:table-cell table:formula="of:=[.J32]/[.G32]" office:value-type="float" office:value="0.656053421934594" calcext:value-type="float">
            <text:p>0.6560534219</text:p>
          </table:table-cell>
          <table:table-cell table:formula="of:=(1+0.5*0.5)*([.M32]*[.N32]/(0.5*0.5*[.N32]+[.M32]))" office:value-type="float" office:value="0.156296344635922" calcext:value-type="float">
            <text:p>0.1562963446</text:p>
          </table:table-cell>
          <table:table-cell table:formula="of:=[.J32]/([.J32]+[.K32])" office:value-type="float" office:value="0.999701510429154" calcext:value-type="float">
            <text:p>0.9997015104</text:p>
          </table:table-cell>
          <table:table-cell table:formula="of:=[.J32]/[.G32]" office:value-type="float" office:value="0.656053421934594" calcext:value-type="float">
            <text:p>0.656053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400.t_16.bed</text:p>
          </table:table-cell>
          <table:table-cell office:value-type="float" office:value="3112199" calcext:value-type="float">
            <text:p>3112199</text:p>
          </table:table-cell>
          <table:table-cell office:value-type="float" office:value="3844872" calcext:value-type="float">
            <text:p>3844872</text:p>
          </table:table-cell>
          <table:table-cell office:value-type="float" office:value="7257468" calcext:value-type="float">
            <text:p>7257468</text:p>
          </table:table-cell>
          <table:table-cell office:value-type="float" office:value="5755385" calcext:value-type="float">
            <text:p>5755385</text:p>
          </table:table-cell>
          <table:table-cell table:formula="of:=100*[.B33]/(([.C33]+[.D33]+[.E33])/3)" office:value-type="float" office:value="55.3846797239841" calcext:value-type="float">
            <text:p>55.384679724</text:p>
          </table:table-cell>
          <table:table-cell office:value-type="float" office:value="3112199" calcext:value-type="float">
            <text:p>311219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906604" calcext:value-type="float">
            <text:p>1906604</text:p>
          </table:table-cell>
          <table:table-cell office:value-type="float" office:value="221" calcext:value-type="float">
            <text:p>221</text:p>
          </table:table-cell>
          <table:table-cell table:formula="of:=[.G33]-[.J33]" office:value-type="float" office:value="1205595" calcext:value-type="float">
            <text:p>1205595</text:p>
          </table:table-cell>
          <table:table-cell table:formula="of:=[.J33]/[.H33]" office:value-type="float" office:value="0.022073444375361" calcext:value-type="float">
            <text:p>0.0220734444</text:p>
          </table:table-cell>
          <table:table-cell table:formula="of:=[.J33]/[.G33]" office:value-type="float" office:value="0.612622778941835" calcext:value-type="float">
            <text:p>0.6126227789</text:p>
          </table:table-cell>
          <table:table-cell table:formula="of:=(1+0.5*0.5)*([.M33]*[.N33]/(0.5*0.5*[.N33]+[.M33]))" office:value-type="float" office:value="0.0964643701860252" calcext:value-type="float">
            <text:p>0.0964643702</text:p>
          </table:table-cell>
          <table:table-cell table:formula="of:=[.J33]/([.J33]+[.K33])" office:value-type="float" office:value="0.99988410053361" calcext:value-type="float">
            <text:p>0.9998841005</text:p>
          </table:table-cell>
          <table:table-cell table:formula="of:=[.J33]/[.G33]" office:value-type="float" office:value="0.612622778941835" calcext:value-type="float">
            <text:p>0.6126227789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ozen.fseq.l_600.t_0.01.bed</text:p>
          </table:table-cell>
          <table:table-cell office:value-type="float" office:value="178669252" calcext:value-type="float">
            <text:p>178669252</text:p>
          </table:table-cell>
          <table:table-cell office:value-type="float" office:value="1097365505" calcext:value-type="float">
            <text:p>1097365505</text:p>
          </table:table-cell>
          <table:table-cell office:value-type="float" office:value="1087275015" calcext:value-type="float">
            <text:p>1087275015</text:p>
          </table:table-cell>
          <table:table-cell office:value-type="float" office:value="1102258190" calcext:value-type="float">
            <text:p>1102258190</text:p>
          </table:table-cell>
          <table:table-cell table:formula="of:=100*[.B35]/(([.C35]+[.D35]+[.E35])/3)" office:value-type="float" office:value="16.3074010881218" calcext:value-type="float">
            <text:p>16.3074010881</text:p>
          </table:table-cell>
          <table:table-cell office:value-type="float" office:value="178669252" calcext:value-type="float">
            <text:p>17866925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0851963" calcext:value-type="float">
            <text:p>40851963</text:p>
          </table:table-cell>
          <table:table-cell office:value-type="float" office:value="6418567" calcext:value-type="float">
            <text:p>6418567</text:p>
          </table:table-cell>
          <table:table-cell table:formula="of:=[.G35]-[.J35]" office:value-type="float" office:value="137817289" calcext:value-type="float">
            <text:p>137817289</text:p>
          </table:table-cell>
          <table:table-cell table:formula="of:=[.J35]/[.H35]" office:value-type="float" office:value="0.472957957134679" calcext:value-type="float">
            <text:p>0.4729579571</text:p>
          </table:table-cell>
          <table:table-cell table:formula="of:=[.J35]/[.G35]" office:value-type="float" office:value="0.228645738103834" calcext:value-type="float">
            <text:p>0.2286457381</text:p>
          </table:table-cell>
          <table:table-cell table:formula="of:=(1+0.5*0.5)*([.M35]*[.N35]/(0.5*0.5*[.N35]+[.M35]))" office:value-type="float" office:value="0.254989307367121" calcext:value-type="float">
            <text:p>0.2549893074</text:p>
          </table:table-cell>
          <table:table-cell table:formula="of:=[.J35]/([.J35]+[.K35])" office:value-type="float" office:value="0.864216309823478" calcext:value-type="float">
            <text:p>0.8642163098</text:p>
          </table:table-cell>
          <table:table-cell table:formula="of:=[.J35]/[.G35]" office:value-type="float" office:value="0.228645738103834" calcext:value-type="float">
            <text:p>0.2286457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1.bed</text:p>
          </table:table-cell>
          <table:table-cell office:value-type="float" office:value="68493915" calcext:value-type="float">
            <text:p>68493915</text:p>
          </table:table-cell>
          <table:table-cell office:value-type="float" office:value="456271191" calcext:value-type="float">
            <text:p>456271191</text:p>
          </table:table-cell>
          <table:table-cell office:value-type="float" office:value="456523317" calcext:value-type="float">
            <text:p>456523317</text:p>
          </table:table-cell>
          <table:table-cell office:value-type="float" office:value="470499340" calcext:value-type="float">
            <text:p>470499340</text:p>
          </table:table-cell>
          <table:table-cell table:formula="of:=100*[.B36]/(([.C36]+[.D36]+[.E36])/3)" office:value-type="float" office:value="14.8545260500573" calcext:value-type="float">
            <text:p>14.8545260501</text:p>
          </table:table-cell>
          <table:table-cell office:value-type="float" office:value="68493915" calcext:value-type="float">
            <text:p>6849391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3223348" calcext:value-type="float">
            <text:p>33223348</text:p>
          </table:table-cell>
          <table:table-cell office:value-type="float" office:value="1816489" calcext:value-type="float">
            <text:p>1816489</text:p>
          </table:table-cell>
          <table:table-cell table:formula="of:=[.G36]-[.J36]" office:value-type="float" office:value="35270567" calcext:value-type="float">
            <text:p>35270567</text:p>
          </table:table-cell>
          <table:table-cell table:formula="of:=[.J36]/[.H36]" office:value-type="float" office:value="0.38463872101457" calcext:value-type="float">
            <text:p>0.384638721</text:p>
          </table:table-cell>
          <table:table-cell table:formula="of:=[.J36]/[.G36]" office:value-type="float" office:value="0.485055468066032" calcext:value-type="float">
            <text:p>0.4850554681</text:p>
          </table:table-cell>
          <table:table-cell table:formula="of:=(1+0.5*0.5)*([.M36]*[.N36]/(0.5*0.5*[.N36]+[.M36]))" office:value-type="float" office:value="0.460985768980146" calcext:value-type="float">
            <text:p>0.460985769</text:p>
          </table:table-cell>
          <table:table-cell table:formula="of:=[.J36]/([.J36]+[.K36])" office:value-type="float" office:value="0.948159319348432" calcext:value-type="float">
            <text:p>0.9481593193</text:p>
          </table:table-cell>
          <table:table-cell table:formula="of:=[.J36]/[.G36]" office:value-type="float" office:value="0.485055468066032" calcext:value-type="float">
            <text:p>0.4850554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2.bed</text:p>
          </table:table-cell>
          <table:table-cell office:value-type="float" office:value="39785979" calcext:value-type="float">
            <text:p>39785979</text:p>
          </table:table-cell>
          <table:table-cell office:value-type="float" office:value="212806109" calcext:value-type="float">
            <text:p>212806109</text:p>
          </table:table-cell>
          <table:table-cell office:value-type="float" office:value="230203899" calcext:value-type="float">
            <text:p>230203899</text:p>
          </table:table-cell>
          <table:table-cell office:value-type="float" office:value="198978773" calcext:value-type="float">
            <text:p>198978773</text:p>
          </table:table-cell>
          <table:table-cell table:formula="of:=100*[.B37]/(([.C37]+[.D37]+[.E37])/3)" office:value-type="float" office:value="18.5919038669307" calcext:value-type="float">
            <text:p>18.5919038669</text:p>
          </table:table-cell>
          <table:table-cell office:value-type="float" office:value="39785979" calcext:value-type="float">
            <text:p>3978597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6481711" calcext:value-type="float">
            <text:p>26481711</text:p>
          </table:table-cell>
          <table:table-cell office:value-type="float" office:value="716247" calcext:value-type="float">
            <text:p>716247</text:p>
          </table:table-cell>
          <table:table-cell table:formula="of:=[.G37]-[.J37]" office:value-type="float" office:value="13304268" calcext:value-type="float">
            <text:p>13304268</text:p>
          </table:table-cell>
          <table:table-cell table:formula="of:=[.J37]/[.H37]" office:value-type="float" office:value="0.306588350136099" calcext:value-type="float">
            <text:p>0.3065883501</text:p>
          </table:table-cell>
          <table:table-cell table:formula="of:=[.J37]/[.G37]" office:value-type="float" office:value="0.665604106411457" calcext:value-type="float">
            <text:p>0.6656041064</text:p>
          </table:table-cell>
          <table:table-cell table:formula="of:=(1+0.5*0.5)*([.M37]*[.N37]/(0.5*0.5*[.N37]+[.M37]))" office:value-type="float" office:value="0.539299810059801" calcext:value-type="float">
            <text:p>0.5392998101</text:p>
          </table:table-cell>
          <table:table-cell table:formula="of:=[.J37]/([.J37]+[.K37])" office:value-type="float" office:value="0.973665412675466" calcext:value-type="float">
            <text:p>0.9736654127</text:p>
          </table:table-cell>
          <table:table-cell table:formula="of:=[.J37]/[.G37]" office:value-type="float" office:value="0.665604106411457" calcext:value-type="float">
            <text:p>0.665604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4.bed</text:p>
          </table:table-cell>
          <table:table-cell office:value-type="float" office:value="23729349" calcext:value-type="float">
            <text:p>23729349</text:p>
          </table:table-cell>
          <table:table-cell office:value-type="float" office:value="63322202" calcext:value-type="float">
            <text:p>63322202</text:p>
          </table:table-cell>
          <table:table-cell office:value-type="float" office:value="63156797" calcext:value-type="float">
            <text:p>63156797</text:p>
          </table:table-cell>
          <table:table-cell office:value-type="float" office:value="58909164" calcext:value-type="float">
            <text:p>58909164</text:p>
          </table:table-cell>
          <table:table-cell table:formula="of:=100*[.B38]/(([.C38]+[.D38]+[.E38])/3)" office:value-type="float" office:value="38.3994564960439" calcext:value-type="float">
            <text:p>38.399456496</text:p>
          </table:table-cell>
          <table:table-cell office:value-type="float" office:value="23729349" calcext:value-type="float">
            <text:p>2372934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700082" calcext:value-type="float">
            <text:p>18700082</text:p>
          </table:table-cell>
          <table:table-cell office:value-type="float" office:value="208086" calcext:value-type="float">
            <text:p>208086</text:p>
          </table:table-cell>
          <table:table-cell table:formula="of:=[.G38]-[.J38]" office:value-type="float" office:value="5029267" calcext:value-type="float">
            <text:p>5029267</text:p>
          </table:table-cell>
          <table:table-cell table:formula="of:=[.J38]/[.H38]" office:value-type="float" office:value="0.216497615572867" calcext:value-type="float">
            <text:p>0.2164976156</text:p>
          </table:table-cell>
          <table:table-cell table:formula="of:=[.J38]/[.G38]" office:value-type="float" office:value="0.788057101777213" calcext:value-type="float">
            <text:p>0.7880571018</text:p>
          </table:table-cell>
          <table:table-cell table:formula="of:=(1+0.5*0.5)*([.M38]*[.N38]/(0.5*0.5*[.N38]+[.M38]))" office:value-type="float" office:value="0.515742373968837" calcext:value-type="float">
            <text:p>0.515742374</text:p>
          </table:table-cell>
          <table:table-cell table:formula="of:=[.J38]/([.J38]+[.K38])" office:value-type="float" office:value="0.988994914790264" calcext:value-type="float">
            <text:p>0.9889949148</text:p>
          </table:table-cell>
          <table:table-cell table:formula="of:=[.J38]/[.G38]" office:value-type="float" office:value="0.788057101777213" calcext:value-type="float">
            <text:p>0.7880571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6.bed</text:p>
          </table:table-cell>
          <table:table-cell office:value-type="float" office:value="17100591" calcext:value-type="float">
            <text:p>17100591</text:p>
          </table:table-cell>
          <table:table-cell office:value-type="float" office:value="33497854" calcext:value-type="float">
            <text:p>33497854</text:p>
          </table:table-cell>
          <table:table-cell office:value-type="float" office:value="32280021" calcext:value-type="float">
            <text:p>32280021</text:p>
          </table:table-cell>
          <table:table-cell office:value-type="float" office:value="29242965" calcext:value-type="float">
            <text:p>29242965</text:p>
          </table:table-cell>
          <table:table-cell table:formula="of:=100*[.B39]/(([.C39]+[.D39]+[.E39])/3)" office:value-type="float" office:value="53.990022609777" calcext:value-type="float">
            <text:p>53.9900226098</text:p>
          </table:table-cell>
          <table:table-cell office:value-type="float" office:value="17100591" calcext:value-type="float">
            <text:p>1710059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4035723" calcext:value-type="float">
            <text:p>14035723</text:p>
          </table:table-cell>
          <table:table-cell office:value-type="float" office:value="84192" calcext:value-type="float">
            <text:p>84192</text:p>
          </table:table-cell>
          <table:table-cell table:formula="of:=[.G39]-[.J39]" office:value-type="float" office:value="3064868" calcext:value-type="float">
            <text:p>3064868</text:p>
          </table:table-cell>
          <table:table-cell table:formula="of:=[.J39]/[.H39]" office:value-type="float" office:value="0.162496643722805" calcext:value-type="float">
            <text:p>0.1624966437</text:p>
          </table:table-cell>
          <table:table-cell table:formula="of:=[.J39]/[.G39]" office:value-type="float" office:value="0.820774147513381" calcext:value-type="float">
            <text:p>0.8207741475</text:p>
          </table:table-cell>
          <table:table-cell table:formula="of:=(1+0.5*0.5)*([.M39]*[.N39]/(0.5*0.5*[.N39]+[.M39]))" office:value-type="float" office:value="0.453415168741094" calcext:value-type="float">
            <text:p>0.4534151687</text:p>
          </table:table-cell>
          <table:table-cell table:formula="of:=[.J39]/([.J39]+[.K39])" office:value-type="float" office:value="0.994037357873613" calcext:value-type="float">
            <text:p>0.9940373579</text:p>
          </table:table-cell>
          <table:table-cell table:formula="of:=[.J39]/[.G39]" office:value-type="float" office:value="0.820774147513381" calcext:value-type="float">
            <text:p>0.820774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8.bed</text:p>
          </table:table-cell>
          <table:table-cell office:value-type="float" office:value="13132917" calcext:value-type="float">
            <text:p>13132917</text:p>
          </table:table-cell>
          <table:table-cell office:value-type="float" office:value="22909619" calcext:value-type="float">
            <text:p>22909619</text:p>
          </table:table-cell>
          <table:table-cell office:value-type="float" office:value="22216554" calcext:value-type="float">
            <text:p>22216554</text:p>
          </table:table-cell>
          <table:table-cell office:value-type="float" office:value="19257358" calcext:value-type="float">
            <text:p>19257358</text:p>
          </table:table-cell>
          <table:table-cell table:formula="of:=100*[.B40]/(([.C40]+[.D40]+[.E40])/3)" office:value-type="float" office:value="61.1938338703418" calcext:value-type="float">
            <text:p>61.1938338703</text:p>
          </table:table-cell>
          <table:table-cell office:value-type="float" office:value="13132917" calcext:value-type="float">
            <text:p>1313291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868870" calcext:value-type="float">
            <text:p>10868870</text:p>
          </table:table-cell>
          <table:table-cell office:value-type="float" office:value="37432" calcext:value-type="float">
            <text:p>37432</text:p>
          </table:table-cell>
          <table:table-cell table:formula="of:=[.G40]-[.J40]" office:value-type="float" office:value="2264047" calcext:value-type="float">
            <text:p>2264047</text:p>
          </table:table-cell>
          <table:table-cell table:formula="of:=[.J40]/[.H40]" office:value-type="float" office:value="0.125832840677996" calcext:value-type="float">
            <text:p>0.1258328407</text:p>
          </table:table-cell>
          <table:table-cell table:formula="of:=[.J40]/[.G40]" office:value-type="float" office:value="0.82760516951413" calcext:value-type="float">
            <text:p>0.8276051695</text:p>
          </table:table-cell>
          <table:table-cell table:formula="of:=(1+0.5*0.5)*([.M40]*[.N40]/(0.5*0.5*[.N40]+[.M40]))" office:value-type="float" office:value="0.391227932054633" calcext:value-type="float">
            <text:p>0.3912279321</text:p>
          </table:table-cell>
          <table:table-cell table:formula="of:=[.J40]/([.J40]+[.K40])" office:value-type="float" office:value="0.996567855905696" calcext:value-type="float">
            <text:p>0.9965678559</text:p>
          </table:table-cell>
          <table:table-cell table:formula="of:=[.J40]/[.G40]" office:value-type="float" office:value="0.82760516951413" calcext:value-type="float">
            <text:p>0.827605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10.bed</text:p>
          </table:table-cell>
          <table:table-cell office:value-type="float" office:value="10490070" calcext:value-type="float">
            <text:p>10490070</text:p>
          </table:table-cell>
          <table:table-cell office:value-type="float" office:value="17404976" calcext:value-type="float">
            <text:p>17404976</text:p>
          </table:table-cell>
          <table:table-cell office:value-type="float" office:value="17241235" calcext:value-type="float">
            <text:p>17241235</text:p>
          </table:table-cell>
          <table:table-cell office:value-type="float" office:value="14305318" calcext:value-type="float">
            <text:p>14305318</text:p>
          </table:table-cell>
          <table:table-cell table:formula="of:=100*[.B41]/(([.C41]+[.D41]+[.E41])/3)" office:value-type="float" office:value="64.2885128266371" calcext:value-type="float">
            <text:p>64.2885128266</text:p>
          </table:table-cell>
          <table:table-cell office:value-type="float" office:value="10490070" calcext:value-type="float">
            <text:p>1049007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8638484" calcext:value-type="float">
            <text:p>8638484</text:p>
          </table:table-cell>
          <table:table-cell office:value-type="float" office:value="14108" calcext:value-type="float">
            <text:p>14108</text:p>
          </table:table-cell>
          <table:table-cell table:formula="of:=[.G41]-[.J41]" office:value-type="float" office:value="1851586" calcext:value-type="float">
            <text:p>1851586</text:p>
          </table:table-cell>
          <table:table-cell table:formula="of:=[.J41]/[.H41]" office:value-type="float" office:value="0.100010854934452" calcext:value-type="float">
            <text:p>0.1000108549</text:p>
          </table:table-cell>
          <table:table-cell table:formula="of:=[.J41]/[.G41]" office:value-type="float" office:value="0.82349154962741" calcext:value-type="float">
            <text:p>0.8234915496</text:p>
          </table:table-cell>
          <table:table-cell table:formula="of:=(1+0.5*0.5)*([.M41]*[.N41]/(0.5*0.5*[.N41]+[.M41]))" office:value-type="float" office:value="0.336557989643166" calcext:value-type="float">
            <text:p>0.3365579896</text:p>
          </table:table-cell>
          <table:table-cell table:formula="of:=[.J41]/([.J41]+[.K41])" office:value-type="float" office:value="0.998369505923774" calcext:value-type="float">
            <text:p>0.9983695059</text:p>
          </table:table-cell>
          <table:table-cell table:formula="of:=[.J41]/[.G41]" office:value-type="float" office:value="0.82349154962741" calcext:value-type="float">
            <text:p>0.8234915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12.bed</text:p>
          </table:table-cell>
          <table:table-cell office:value-type="float" office:value="8660579" calcext:value-type="float">
            <text:p>8660579</text:p>
          </table:table-cell>
          <table:table-cell office:value-type="float" office:value="13863723" calcext:value-type="float">
            <text:p>13863723</text:p>
          </table:table-cell>
          <table:table-cell office:value-type="float" office:value="13949875" calcext:value-type="float">
            <text:p>13949875</text:p>
          </table:table-cell>
          <table:table-cell office:value-type="float" office:value="11419626" calcext:value-type="float">
            <text:p>11419626</text:p>
          </table:table-cell>
          <table:table-cell table:formula="of:=100*[.B42]/(([.C42]+[.D42]+[.E42])/3)" office:value-type="float" office:value="66.2238132660217" calcext:value-type="float">
            <text:p>66.223813266</text:p>
          </table:table-cell>
          <table:table-cell office:value-type="float" office:value="8660579" calcext:value-type="float">
            <text:p>866057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004989" calcext:value-type="float">
            <text:p>7004989</text:p>
          </table:table-cell>
          <table:table-cell office:value-type="float" office:value="6933" calcext:value-type="float">
            <text:p>6933</text:p>
          </table:table-cell>
          <table:table-cell table:formula="of:=[.G42]-[.J42]" office:value-type="float" office:value="1655590" calcext:value-type="float">
            <text:p>1655590</text:p>
          </table:table-cell>
          <table:table-cell table:formula="of:=[.J42]/[.H42]" office:value-type="float" office:value="0.0810992922712404" calcext:value-type="float">
            <text:p>0.0810992923</text:p>
          </table:table-cell>
          <table:table-cell table:formula="of:=[.J42]/[.G42]" office:value-type="float" office:value="0.808836106685246" calcext:value-type="float">
            <text:p>0.8088361067</text:p>
          </table:table-cell>
          <table:table-cell table:formula="of:=(1+0.5*0.5)*([.M42]*[.N42]/(0.5*0.5*[.N42]+[.M42]))" office:value-type="float" office:value="0.289419827400569" calcext:value-type="float">
            <text:p>0.2894198274</text:p>
          </table:table-cell>
          <table:table-cell table:formula="of:=[.J42]/([.J42]+[.K42])" office:value-type="float" office:value="0.999011255401871" calcext:value-type="float">
            <text:p>0.9990112554</text:p>
          </table:table-cell>
          <table:table-cell table:formula="of:=[.J42]/[.G42]" office:value-type="float" office:value="0.808836106685246" calcext:value-type="float">
            <text:p>0.808836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14.bed</text:p>
          </table:table-cell>
          <table:table-cell office:value-type="float" office:value="7124692" calcext:value-type="float">
            <text:p>7124692</text:p>
          </table:table-cell>
          <table:table-cell office:value-type="float" office:value="11035653" calcext:value-type="float">
            <text:p>11035653</text:p>
          </table:table-cell>
          <table:table-cell office:value-type="float" office:value="11328995" calcext:value-type="float">
            <text:p>11328995</text:p>
          </table:table-cell>
          <table:table-cell office:value-type="float" office:value="9223117" calcext:value-type="float">
            <text:p>9223117</text:p>
          </table:table-cell>
          <table:table-cell table:formula="of:=100*[.B43]/(([.C43]+[.D43]+[.E43])/3)" office:value-type="float" office:value="67.6656800504879" calcext:value-type="float">
            <text:p>67.6656800505</text:p>
          </table:table-cell>
          <table:table-cell office:value-type="float" office:value="7124692" calcext:value-type="float">
            <text:p>712469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609287" calcext:value-type="float">
            <text:p>5609287</text:p>
          </table:table-cell>
          <table:table-cell office:value-type="float" office:value="3083" calcext:value-type="float">
            <text:p>3083</text:p>
          </table:table-cell>
          <table:table-cell table:formula="of:=[.G43]-[.J43]" office:value-type="float" office:value="1515405" calcext:value-type="float">
            <text:p>1515405</text:p>
          </table:table-cell>
          <table:table-cell table:formula="of:=[.J43]/[.H43]" office:value-type="float" office:value="0.0649407452097739" calcext:value-type="float">
            <text:p>0.0649407452</text:p>
          </table:table-cell>
          <table:table-cell table:formula="of:=[.J43]/[.G43]" office:value-type="float" office:value="0.787302384439917" calcext:value-type="float">
            <text:p>0.7873023844</text:p>
          </table:table-cell>
          <table:table-cell table:formula="of:=(1+0.5*0.5)*([.M43]*[.N43]/(0.5*0.5*[.N43]+[.M43]))" office:value-type="float" office:value="0.244149053375173" calcext:value-type="float">
            <text:p>0.2441490534</text:p>
          </table:table-cell>
          <table:table-cell table:formula="of:=[.J43]/([.J43]+[.K43])" office:value-type="float" office:value="0.999450677699439" calcext:value-type="float">
            <text:p>0.9994506777</text:p>
          </table:table-cell>
          <table:table-cell table:formula="of:=[.J43]/[.G43]" office:value-type="float" office:value="0.787302384439917" calcext:value-type="float">
            <text:p>0.7873023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600.t_16.bed</text:p>
          </table:table-cell>
          <table:table-cell office:value-type="float" office:value="4635153" calcext:value-type="float">
            <text:p>4635153</text:p>
          </table:table-cell>
          <table:table-cell office:value-type="float" office:value="5895760" calcext:value-type="float">
            <text:p>5895760</text:p>
          </table:table-cell>
          <table:table-cell office:value-type="float" office:value="6630493" calcext:value-type="float">
            <text:p>6630493</text:p>
          </table:table-cell>
          <table:table-cell office:value-type="float" office:value="7801866" calcext:value-type="float">
            <text:p>7801866</text:p>
          </table:table-cell>
          <table:table-cell table:formula="of:=100*[.B44]/(([.C44]+[.D44]+[.E44])/3)" office:value-type="float" office:value="68.405045247915" calcext:value-type="float">
            <text:p>68.4050452479</text:p>
          </table:table-cell>
          <table:table-cell office:value-type="float" office:value="4635153" calcext:value-type="float">
            <text:p>463515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499215" calcext:value-type="float">
            <text:p>3499215</text:p>
          </table:table-cell>
          <table:table-cell office:value-type="float" office:value="537" calcext:value-type="float">
            <text:p>537</text:p>
          </table:table-cell>
          <table:table-cell table:formula="of:=[.G44]-[.J44]" office:value-type="float" office:value="1135938" calcext:value-type="float">
            <text:p>1135938</text:p>
          </table:table-cell>
          <table:table-cell table:formula="of:=[.J44]/[.H44]" office:value-type="float" office:value="0.0405116781774973" calcext:value-type="float">
            <text:p>0.0405116782</text:p>
          </table:table-cell>
          <table:table-cell table:formula="of:=[.J44]/[.G44]" office:value-type="float" office:value="0.754929772544725" calcext:value-type="float">
            <text:p>0.7549297725</text:p>
          </table:table-cell>
          <table:table-cell table:formula="of:=(1+0.5*0.5)*([.M44]*[.N44]/(0.5*0.5*[.N44]+[.M44]))" office:value-type="float" office:value="0.166762575070002" calcext:value-type="float">
            <text:p>0.1667625751</text:p>
          </table:table-cell>
          <table:table-cell table:formula="of:=[.J44]/([.J44]+[.K44])" office:value-type="float" office:value="0.999846560556291" calcext:value-type="float">
            <text:p>0.9998465606</text:p>
          </table:table-cell>
          <table:table-cell table:formula="of:=[.J44]/[.G44]" office:value-type="float" office:value="0.754929772544725" calcext:value-type="float">
            <text:p>0.754929772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ozen.fseq.l_800.t_0.01.bed</text:p>
          </table:table-cell>
          <table:table-cell office:value-type="float" office:value="189787419" calcext:value-type="float">
            <text:p>189787419</text:p>
          </table:table-cell>
          <table:table-cell office:value-type="float" office:value="1129588954" calcext:value-type="float">
            <text:p>1129588954</text:p>
          </table:table-cell>
          <table:table-cell office:value-type="float" office:value="1068745485" calcext:value-type="float">
            <text:p>1068745485</text:p>
          </table:table-cell>
          <table:table-cell office:value-type="float" office:value="1184734291" calcext:value-type="float">
            <text:p>1184734291</text:p>
          </table:table-cell>
          <table:table-cell table:formula="of:=100*[.B46]/(([.C46]+[.D46]+[.E46])/3)" office:value-type="float" office:value="16.8297573132663" calcext:value-type="float">
            <text:p>16.8297573133</text:p>
          </table:table-cell>
          <table:table-cell office:value-type="float" office:value="189787419" calcext:value-type="float">
            <text:p>18978741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1672719" calcext:value-type="float">
            <text:p>41672719</text:p>
          </table:table-cell>
          <table:table-cell office:value-type="float" office:value="9893083" calcext:value-type="float">
            <text:p>9893083</text:p>
          </table:table-cell>
          <table:table-cell table:formula="of:=[.G46]-[.J46]" office:value-type="float" office:value="148114700" calcext:value-type="float">
            <text:p>148114700</text:p>
          </table:table-cell>
          <table:table-cell table:formula="of:=[.J46]/[.H46]" office:value-type="float" office:value="0.482460146321182" calcext:value-type="float">
            <text:p>0.4824601463</text:p>
          </table:table-cell>
          <table:table-cell table:formula="of:=[.J46]/[.G46]" office:value-type="float" office:value="0.219575771774419" calcext:value-type="float">
            <text:p>0.2195757718</text:p>
          </table:table-cell>
          <table:table-cell table:formula="of:=(1+0.5*0.5)*([.M46]*[.N46]/(0.5*0.5*[.N46]+[.M46]))" office:value-type="float" office:value="0.246430987256038" calcext:value-type="float">
            <text:p>0.2464309873</text:p>
          </table:table-cell>
          <table:table-cell table:formula="of:=[.J46]/([.J46]+[.K46])" office:value-type="float" office:value="0.808146433948608" calcext:value-type="float">
            <text:p>0.8081464339</text:p>
          </table:table-cell>
          <table:table-cell table:formula="of:=[.J46]/[.G46]" office:value-type="float" office:value="0.219575771774419" calcext:value-type="float">
            <text:p>0.2195757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1.bed</text:p>
          </table:table-cell>
          <table:table-cell office:value-type="float" office:value="84493143" calcext:value-type="float">
            <text:p>84493143</text:p>
          </table:table-cell>
          <table:table-cell office:value-type="float" office:value="609301721" calcext:value-type="float">
            <text:p>609301721</text:p>
          </table:table-cell>
          <table:table-cell office:value-type="float" office:value="464298225" calcext:value-type="float">
            <text:p>464298225</text:p>
          </table:table-cell>
          <table:table-cell office:value-type="float" office:value="530644082" calcext:value-type="float">
            <text:p>530644082</text:p>
          </table:table-cell>
          <table:table-cell table:formula="of:=100*[.B47]/(([.C47]+[.D47]+[.E47])/3)" office:value-type="float" office:value="15.8005530689749" calcext:value-type="float">
            <text:p>15.800553069</text:p>
          </table:table-cell>
          <table:table-cell office:value-type="float" office:value="84493143" calcext:value-type="float">
            <text:p>8449314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6403805" calcext:value-type="float">
            <text:p>36403805</text:p>
          </table:table-cell>
          <table:table-cell office:value-type="float" office:value="2951710" calcext:value-type="float">
            <text:p>2951710</text:p>
          </table:table-cell>
          <table:table-cell table:formula="of:=[.G47]-[.J47]" office:value-type="float" office:value="48089338" calcext:value-type="float">
            <text:p>48089338</text:p>
          </table:table-cell>
          <table:table-cell table:formula="of:=[.J47]/[.H47]" office:value-type="float" office:value="0.42146002248972" calcext:value-type="float">
            <text:p>0.4214600225</text:p>
          </table:table-cell>
          <table:table-cell table:formula="of:=[.J47]/[.G47]" office:value-type="float" office:value="0.430849222877175" calcext:value-type="float">
            <text:p>0.4308492229</text:p>
          </table:table-cell>
          <table:table-cell table:formula="of:=(1+0.5*0.5)*([.M47]*[.N47]/(0.5*0.5*[.N47]+[.M47]))" office:value-type="float" office:value="0.428938063943343" calcext:value-type="float">
            <text:p>0.4289380639</text:p>
          </table:table-cell>
          <table:table-cell table:formula="of:=[.J47]/([.J47]+[.K47])" office:value-type="float" office:value="0.924998821639102" calcext:value-type="float">
            <text:p>0.9249988216</text:p>
          </table:table-cell>
          <table:table-cell table:formula="of:=[.J47]/[.G47]" office:value-type="float" office:value="0.430849222877175" calcext:value-type="float">
            <text:p>0.4308492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2.bed</text:p>
          </table:table-cell>
          <table:table-cell office:value-type="float" office:value="48613873" calcext:value-type="float">
            <text:p>48613873</text:p>
          </table:table-cell>
          <table:table-cell office:value-type="float" office:value="231473919" calcext:value-type="float">
            <text:p>231473919</text:p>
          </table:table-cell>
          <table:table-cell office:value-type="float" office:value="204041788" calcext:value-type="float">
            <text:p>204041788</text:p>
          </table:table-cell>
          <table:table-cell office:value-type="float" office:value="240741269" calcext:value-type="float">
            <text:p>240741269</text:p>
          </table:table-cell>
          <table:table-cell table:formula="of:=100*[.B48]/(([.C48]+[.D48]+[.E48])/3)" office:value-type="float" office:value="21.5660058492321" calcext:value-type="float">
            <text:p>21.5660058492</text:p>
          </table:table-cell>
          <table:table-cell office:value-type="float" office:value="48613873" calcext:value-type="float">
            <text:p>4861387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0214434" calcext:value-type="float">
            <text:p>30214434</text:p>
          </table:table-cell>
          <table:table-cell office:value-type="float" office:value="1096177" calcext:value-type="float">
            <text:p>1096177</text:p>
          </table:table-cell>
          <table:table-cell table:formula="of:=[.G48]-[.J48]" office:value-type="float" office:value="18399439" calcext:value-type="float">
            <text:p>18399439</text:p>
          </table:table-cell>
          <table:table-cell table:formula="of:=[.J48]/[.H48]" office:value-type="float" office:value="0.349803434919898" calcext:value-type="float">
            <text:p>0.3498034349</text:p>
          </table:table-cell>
          <table:table-cell table:formula="of:=[.J48]/[.G48]" office:value-type="float" office:value="0.621518758647351" calcext:value-type="float">
            <text:p>0.6215187586</text:p>
          </table:table-cell>
          <table:table-cell table:formula="of:=(1+0.5*0.5)*([.M48]*[.N48]/(0.5*0.5*[.N48]+[.M48]))" office:value-type="float" office:value="0.537946998976851" calcext:value-type="float">
            <text:p>0.537946999</text:p>
          </table:table-cell>
          <table:table-cell table:formula="of:=[.J48]/([.J48]+[.K48])" office:value-type="float" office:value="0.964990239251479" calcext:value-type="float">
            <text:p>0.9649902393</text:p>
          </table:table-cell>
          <table:table-cell table:formula="of:=[.J48]/[.G48]" office:value-type="float" office:value="0.621518758647351" calcext:value-type="float">
            <text:p>0.621518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4.bed</text:p>
          </table:table-cell>
          <table:table-cell office:value-type="float" office:value="28737521" calcext:value-type="float">
            <text:p>28737521</text:p>
          </table:table-cell>
          <table:table-cell office:value-type="float" office:value="74064402" calcext:value-type="float">
            <text:p>74064402</text:p>
          </table:table-cell>
          <table:table-cell office:value-type="float" office:value="63035539" calcext:value-type="float">
            <text:p>63035539</text:p>
          </table:table-cell>
          <table:table-cell office:value-type="float" office:value="71244292" calcext:value-type="float">
            <text:p>71244292</text:p>
          </table:table-cell>
          <table:table-cell table:formula="of:=100*[.B49]/(([.C49]+[.D49]+[.E49])/3)" office:value-type="float" office:value="41.3798653116547" calcext:value-type="float">
            <text:p>41.3798653117</text:p>
          </table:table-cell>
          <table:table-cell office:value-type="float" office:value="28737521" calcext:value-type="float">
            <text:p>2873752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2063794" calcext:value-type="float">
            <text:p>22063794</text:p>
          </table:table-cell>
          <table:table-cell office:value-type="float" office:value="320693" calcext:value-type="float">
            <text:p>320693</text:p>
          </table:table-cell>
          <table:table-cell table:formula="of:=[.G49]-[.J49]" office:value-type="float" office:value="6673727" calcext:value-type="float">
            <text:p>6673727</text:p>
          </table:table-cell>
          <table:table-cell table:formula="of:=[.J49]/[.H49]" office:value-type="float" office:value="0.255440526490254" calcext:value-type="float">
            <text:p>0.2554405265</text:p>
          </table:table-cell>
          <table:table-cell table:formula="of:=[.J49]/[.G49]" office:value-type="float" office:value="0.767769565092271" calcext:value-type="float">
            <text:p>0.7677695651</text:p>
          </table:table-cell>
          <table:table-cell table:formula="of:=(1+0.5*0.5)*([.M49]*[.N49]/(0.5*0.5*[.N49]+[.M49]))" office:value-type="float" office:value="0.547963093089408" calcext:value-type="float">
            <text:p>0.5479630931</text:p>
          </table:table-cell>
          <table:table-cell table:formula="of:=[.J49]/([.J49]+[.K49])" office:value-type="float" office:value="0.985673426422504" calcext:value-type="float">
            <text:p>0.9856734264</text:p>
          </table:table-cell>
          <table:table-cell table:formula="of:=[.J49]/[.G49]" office:value-type="float" office:value="0.767769565092271" calcext:value-type="float">
            <text:p>0.7677695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6.bed</text:p>
          </table:table-cell>
          <table:table-cell office:value-type="float" office:value="20580343" calcext:value-type="float">
            <text:p>20580343</text:p>
          </table:table-cell>
          <table:table-cell office:value-type="float" office:value="38337410" calcext:value-type="float">
            <text:p>38337410</text:p>
          </table:table-cell>
          <table:table-cell office:value-type="float" office:value="34530546" calcext:value-type="float">
            <text:p>34530546</text:p>
          </table:table-cell>
          <table:table-cell office:value-type="float" office:value="35280063" calcext:value-type="float">
            <text:p>35280063</text:p>
          </table:table-cell>
          <table:table-cell table:formula="of:=100*[.B50]/(([.C50]+[.D50]+[.E50])/3)" office:value-type="float" office:value="57.0893758118676" calcext:value-type="float">
            <text:p>57.0893758119</text:p>
          </table:table-cell>
          <table:table-cell office:value-type="float" office:value="20580343" calcext:value-type="float">
            <text:p>2058034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6880118" calcext:value-type="float">
            <text:p>16880118</text:p>
          </table:table-cell>
          <table:table-cell office:value-type="float" office:value="128609" calcext:value-type="float">
            <text:p>128609</text:p>
          </table:table-cell>
          <table:table-cell table:formula="of:=[.G50]-[.J50]" office:value-type="float" office:value="3700225" calcext:value-type="float">
            <text:p>3700225</text:p>
          </table:table-cell>
          <table:table-cell table:formula="of:=[.J50]/[.H50]" office:value-type="float" office:value="0.195427233826495" calcext:value-type="float">
            <text:p>0.1954272338</text:p>
          </table:table-cell>
          <table:table-cell table:formula="of:=[.J50]/[.G50]" office:value-type="float" office:value="0.820205863429973" calcext:value-type="float">
            <text:p>0.8202058634</text:p>
          </table:table-cell>
          <table:table-cell table:formula="of:=(1+0.5*0.5)*([.M50]*[.N50]/(0.5*0.5*[.N50]+[.M50]))" office:value-type="float" office:value="0.500309264840035" calcext:value-type="float">
            <text:p>0.5003092648</text:p>
          </table:table-cell>
          <table:table-cell table:formula="of:=[.J50]/([.J50]+[.K50])" office:value-type="float" office:value="0.992438646349018" calcext:value-type="float">
            <text:p>0.9924386463</text:p>
          </table:table-cell>
          <table:table-cell table:formula="of:=[.J50]/[.G50]" office:value-type="float" office:value="0.820205863429973" calcext:value-type="float">
            <text:p>0.8202058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8.bed</text:p>
          </table:table-cell>
          <table:table-cell office:value-type="float" office:value="16030778" calcext:value-type="float">
            <text:p>16030778</text:p>
          </table:table-cell>
          <table:table-cell office:value-type="float" office:value="27302597" calcext:value-type="float">
            <text:p>27302597</text:p>
          </table:table-cell>
          <table:table-cell office:value-type="float" office:value="24259536" calcext:value-type="float">
            <text:p>24259536</text:p>
          </table:table-cell>
          <table:table-cell office:value-type="float" office:value="23739861" calcext:value-type="float">
            <text:p>23739861</text:p>
          </table:table-cell>
          <table:table-cell table:formula="of:=100*[.B51]/(([.C51]+[.D51]+[.E51])/3)" office:value-type="float" office:value="63.8659502164046" calcext:value-type="float">
            <text:p>63.8659502164</text:p>
          </table:table-cell>
          <table:table-cell office:value-type="float" office:value="16030778" calcext:value-type="float">
            <text:p>16030778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3507545" calcext:value-type="float">
            <text:p>13507545</text:p>
          </table:table-cell>
          <table:table-cell office:value-type="float" office:value="58893" calcext:value-type="float">
            <text:p>58893</text:p>
          </table:table-cell>
          <table:table-cell table:formula="of:=[.G51]-[.J51]" office:value-type="float" office:value="2523233" calcext:value-type="float">
            <text:p>2523233</text:p>
          </table:table-cell>
          <table:table-cell table:formula="of:=[.J51]/[.H51]" office:value-type="float" office:value="0.156381735905928" calcext:value-type="float">
            <text:p>0.1563817359</text:p>
          </table:table-cell>
          <table:table-cell table:formula="of:=[.J51]/[.G51]" office:value-type="float" office:value="0.842600714700185" calcext:value-type="float">
            <text:p>0.8426007147</text:p>
          </table:table-cell>
          <table:table-cell table:formula="of:=(1+0.5*0.5)*([.M51]*[.N51]/(0.5*0.5*[.N51]+[.M51]))" office:value-type="float" office:value="0.448759893914212" calcext:value-type="float">
            <text:p>0.4487598939</text:p>
          </table:table-cell>
          <table:table-cell table:formula="of:=[.J51]/([.J51]+[.K51])" office:value-type="float" office:value="0.99565891945992" calcext:value-type="float">
            <text:p>0.9956589195</text:p>
          </table:table-cell>
          <table:table-cell table:formula="of:=[.J51]/[.G51]" office:value-type="float" office:value="0.842600714700185" calcext:value-type="float">
            <text:p>0.8426007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10.bed</text:p>
          </table:table-cell>
          <table:table-cell office:value-type="float" office:value="12835772" calcext:value-type="float">
            <text:p>12835772</text:p>
          </table:table-cell>
          <table:table-cell office:value-type="float" office:value="21017036" calcext:value-type="float">
            <text:p>21017036</text:p>
          </table:table-cell>
          <table:table-cell office:value-type="float" office:value="18644586" calcext:value-type="float">
            <text:p>18644586</text:p>
          </table:table-cell>
          <table:table-cell office:value-type="float" office:value="17582796" calcext:value-type="float">
            <text:p>17582796</text:p>
          </table:table-cell>
          <table:table-cell table:formula="of:=100*[.B52]/(([.C52]+[.D52]+[.E52])/3)" office:value-type="float" office:value="67.2682461371168" calcext:value-type="float">
            <text:p>67.2682461371</text:p>
          </table:table-cell>
          <table:table-cell office:value-type="float" office:value="12835772" calcext:value-type="float">
            <text:p>12835772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901127" calcext:value-type="float">
            <text:p>10901127</text:p>
          </table:table-cell>
          <table:table-cell office:value-type="float" office:value="30089" calcext:value-type="float">
            <text:p>30089</text:p>
          </table:table-cell>
          <table:table-cell table:formula="of:=[.G52]-[.J52]" office:value-type="float" office:value="1934645" calcext:value-type="float">
            <text:p>1934645</text:p>
          </table:table-cell>
          <table:table-cell table:formula="of:=[.J52]/[.H52]" office:value-type="float" office:value="0.126206291638561" calcext:value-type="float">
            <text:p>0.1262062916</text:p>
          </table:table-cell>
          <table:table-cell table:formula="of:=[.J52]/[.G52]" office:value-type="float" office:value="0.849277082827585" calcext:value-type="float">
            <text:p>0.8492770828</text:p>
          </table:table-cell>
          <table:table-cell table:formula="of:=(1+0.5*0.5)*([.M52]*[.N52]/(0.5*0.5*[.N52]+[.M52]))" office:value-type="float" office:value="0.395775545185808" calcext:value-type="float">
            <text:p>0.3957755452</text:p>
          </table:table-cell>
          <table:table-cell table:formula="of:=[.J52]/([.J52]+[.K52])" office:value-type="float" office:value="0.997247424257283" calcext:value-type="float">
            <text:p>0.9972474243</text:p>
          </table:table-cell>
          <table:table-cell table:formula="of:=[.J52]/[.G52]" office:value-type="float" office:value="0.849277082827585" calcext:value-type="float">
            <text:p>0.849277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12.bed</text:p>
          </table:table-cell>
          <table:table-cell office:value-type="float" office:value="10661014" calcext:value-type="float">
            <text:p>10661014</text:p>
          </table:table-cell>
          <table:table-cell office:value-type="float" office:value="16689509" calcext:value-type="float">
            <text:p>16689509</text:p>
          </table:table-cell>
          <table:table-cell office:value-type="float" office:value="15285018" calcext:value-type="float">
            <text:p>15285018</text:p>
          </table:table-cell>
          <table:table-cell office:value-type="float" office:value="14121794" calcext:value-type="float">
            <text:p>14121794</text:p>
          </table:table-cell>
          <table:table-cell table:formula="of:=100*[.B53]/(([.C53]+[.D53]+[.E53])/3)" office:value-type="float" office:value="69.3830685533451" calcext:value-type="float">
            <text:p>69.3830685533</text:p>
          </table:table-cell>
          <table:table-cell office:value-type="float" office:value="10661014" calcext:value-type="float">
            <text:p>1066101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057531" calcext:value-type="float">
            <text:p>9057531</text:p>
          </table:table-cell>
          <table:table-cell office:value-type="float" office:value="10564" calcext:value-type="float">
            <text:p>10564</text:p>
          </table:table-cell>
          <table:table-cell table:formula="of:=[.G53]-[.J53]" office:value-type="float" office:value="1603483" calcext:value-type="float">
            <text:p>1603483</text:p>
          </table:table-cell>
          <table:table-cell table:formula="of:=[.J53]/[.H53]" office:value-type="float" office:value="0.104862313677412" calcext:value-type="float">
            <text:p>0.1048623137</text:p>
          </table:table-cell>
          <table:table-cell table:formula="of:=[.J53]/[.G53]" office:value-type="float" office:value="0.849593762844698" calcext:value-type="float">
            <text:p>0.8495937628</text:p>
          </table:table-cell>
          <table:table-cell table:formula="of:=(1+0.5*0.5)*([.M53]*[.N53]/(0.5*0.5*[.N53]+[.M53]))" office:value-type="float" office:value="0.351013978349943" calcext:value-type="float">
            <text:p>0.3510139783</text:p>
          </table:table-cell>
          <table:table-cell table:formula="of:=[.J53]/([.J53]+[.K53])" office:value-type="float" office:value="0.998835036465763" calcext:value-type="float">
            <text:p>0.9988350365</text:p>
          </table:table-cell>
          <table:table-cell table:formula="of:=[.J53]/[.G53]" office:value-type="float" office:value="0.849593762844698" calcext:value-type="float">
            <text:p>0.8495937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14.bed</text:p>
          </table:table-cell>
          <table:table-cell office:value-type="float" office:value="7854369" calcext:value-type="float">
            <text:p>7854369</text:p>
          </table:table-cell>
          <table:table-cell office:value-type="float" office:value="9569036" calcext:value-type="float">
            <text:p>9569036</text:p>
          </table:table-cell>
          <table:table-cell office:value-type="float" office:value="13061612" calcext:value-type="float">
            <text:p>13061612</text:p>
          </table:table-cell>
          <table:table-cell office:value-type="float" office:value="11517396" calcext:value-type="float">
            <text:p>11517396</text:p>
          </table:table-cell>
          <table:table-cell table:formula="of:=100*[.B54]/(([.C54]+[.D54]+[.E54])/3)" office:value-type="float" office:value="69.0028014488912" calcext:value-type="float">
            <text:p>69.0028014489</text:p>
          </table:table-cell>
          <table:table-cell office:value-type="float" office:value="7854369" calcext:value-type="float">
            <text:p>785436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6586140" calcext:value-type="float">
            <text:p>6586140</text:p>
          </table:table-cell>
          <table:table-cell office:value-type="float" office:value="2477" calcext:value-type="float">
            <text:p>2477</text:p>
          </table:table-cell>
          <table:table-cell table:formula="of:=[.G54]-[.J54]" office:value-type="float" office:value="1268229" calcext:value-type="float">
            <text:p>1268229</text:p>
          </table:table-cell>
          <table:table-cell table:formula="of:=[.J54]/[.H54]" office:value-type="float" office:value="0.0762501258459231" calcext:value-type="float">
            <text:p>0.0762501258</text:p>
          </table:table-cell>
          <table:table-cell table:formula="of:=[.J54]/[.G54]" office:value-type="float" office:value="0.838532032299475" calcext:value-type="float">
            <text:p>0.8385320323</text:p>
          </table:table-cell>
          <table:table-cell table:formula="of:=(1+0.5*0.5)*([.M54]*[.N54]/(0.5*0.5*[.N54]+[.M54]))" office:value-type="float" office:value="0.279564293072233" calcext:value-type="float">
            <text:p>0.2795642931</text:p>
          </table:table-cell>
          <table:table-cell table:formula="of:=[.J54]/([.J54]+[.K54])" office:value-type="float" office:value="0.9996240485674" calcext:value-type="float">
            <text:p>0.9996240486</text:p>
          </table:table-cell>
          <table:table-cell table:formula="of:=[.J54]/[.G54]" office:value-type="float" office:value="0.838532032299475" calcext:value-type="float">
            <text:p>0.8385320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800.t_16.bed</text:p>
          </table:table-cell>
          <table:table-cell office:value-type="float" office:value="5293596" calcext:value-type="float">
            <text:p>5293596</text:p>
          </table:table-cell>
          <table:table-cell office:value-type="float" office:value="7318218" calcext:value-type="float">
            <text:p>7318218</text:p>
          </table:table-cell>
          <table:table-cell office:value-type="float" office:value="6310672" calcext:value-type="float">
            <text:p>6310672</text:p>
          </table:table-cell>
          <table:table-cell office:value-type="float" office:value="9651133" calcext:value-type="float">
            <text:p>9651133</text:p>
          </table:table-cell>
          <table:table-cell table:formula="of:=100*[.B55]/(([.C55]+[.D55]+[.E55])/3)" office:value-type="float" office:value="68.216375903065" calcext:value-type="float">
            <text:p>68.2163759031</text:p>
          </table:table-cell>
          <table:table-cell office:value-type="float" office:value="5293596" calcext:value-type="float">
            <text:p>529359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322559" calcext:value-type="float">
            <text:p>4322559</text:p>
          </table:table-cell>
          <table:table-cell office:value-type="float" office:value="378" calcext:value-type="float">
            <text:p>378</text:p>
          </table:table-cell>
          <table:table-cell table:formula="of:=[.G55]-[.J55]" office:value-type="float" office:value="971037" calcext:value-type="float">
            <text:p>971037</text:p>
          </table:table-cell>
          <table:table-cell table:formula="of:=[.J55]/[.H55]" office:value-type="float" office:value="0.0500438295764177" calcext:value-type="float">
            <text:p>0.0500438296</text:p>
          </table:table-cell>
          <table:table-cell table:formula="of:=[.J55]/[.G55]" office:value-type="float" office:value="0.816563825422265" calcext:value-type="float">
            <text:p>0.8165638254</text:p>
          </table:table-cell>
          <table:table-cell table:formula="of:=(1+0.5*0.5)*([.M55]*[.N55]/(0.5*0.5*[.N55]+[.M55]))" office:value-type="float" office:value="0.20095607201602" calcext:value-type="float">
            <text:p>0.200956072</text:p>
          </table:table-cell>
          <table:table-cell table:formula="of:=[.J55]/([.J55]+[.K55])" office:value-type="float" office:value="0.999912559447431" calcext:value-type="float">
            <text:p>0.9999125594</text:p>
          </table:table-cell>
          <table:table-cell table:formula="of:=[.J55]/[.G55]" office:value-type="float" office:value="0.816563825422265" calcext:value-type="float">
            <text:p>0.8165638254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ozen.fseq.l_1000.t_0.01.bed</text:p>
          </table:table-cell>
          <table:table-cell office:value-type="float" office:value="206108133" calcext:value-type="float">
            <text:p>206108133</text:p>
          </table:table-cell>
          <table:table-cell office:value-type="float" office:value="1116583442" calcext:value-type="float">
            <text:p>1116583442</text:p>
          </table:table-cell>
          <table:table-cell office:value-type="float" office:value="994401749" calcext:value-type="float">
            <text:p>994401749</text:p>
          </table:table-cell>
          <table:table-cell office:value-type="float" office:value="1048604036" calcext:value-type="float">
            <text:p>1048604036</text:p>
          </table:table-cell>
          <table:table-cell table:formula="of:=100*[.B57]/(([.C57]+[.D57]+[.E57])/3)" office:value-type="float" office:value="19.5697717195692" calcext:value-type="float">
            <text:p>19.5697717196</text:p>
          </table:table-cell>
          <table:table-cell office:value-type="float" office:value="206108133" calcext:value-type="float">
            <text:p>206108133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41945031" calcext:value-type="float">
            <text:p>41945031</text:p>
          </table:table-cell>
          <table:table-cell office:value-type="float" office:value="14125815" calcext:value-type="float">
            <text:p>14125815</text:p>
          </table:table-cell>
          <table:table-cell table:formula="of:=[.G57]-[.J57]" office:value-type="float" office:value="164163102" calcext:value-type="float">
            <text:p>164163102</text:p>
          </table:table-cell>
          <table:table-cell table:formula="of:=[.J57]/[.H57]" office:value-type="float" office:value="0.485612800875952" calcext:value-type="float">
            <text:p>0.4856128009</text:p>
          </table:table-cell>
          <table:table-cell table:formula="of:=[.J57]/[.G57]" office:value-type="float" office:value="0.203509829473833" calcext:value-type="float">
            <text:p>0.2035098295</text:p>
          </table:table-cell>
          <table:table-cell table:formula="of:=(1+0.5*0.5)*([.M57]*[.N57]/(0.5*0.5*[.N57]+[.M57]))" office:value-type="float" office:value="0.230262751228635" calcext:value-type="float">
            <text:p>0.2302627512</text:p>
          </table:table-cell>
          <table:table-cell table:formula="of:=[.J57]/([.J57]+[.K57])" office:value-type="float" office:value="0.748072019459096" calcext:value-type="float">
            <text:p>0.7480720195</text:p>
          </table:table-cell>
          <table:table-cell table:formula="of:=[.J57]/[.G57]" office:value-type="float" office:value="0.203509829473833" calcext:value-type="float">
            <text:p>0.2035098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1.bed</text:p>
          </table:table-cell>
          <table:table-cell office:value-type="float" office:value="97758060" calcext:value-type="float">
            <text:p>97758060</text:p>
          </table:table-cell>
          <table:table-cell office:value-type="float" office:value="663134280" calcext:value-type="float">
            <text:p>663134280</text:p>
          </table:table-cell>
          <table:table-cell office:value-type="float" office:value="501968363" calcext:value-type="float">
            <text:p>501968363</text:p>
          </table:table-cell>
          <table:table-cell office:value-type="float" office:value="506930982" calcext:value-type="float">
            <text:p>506930982</text:p>
          </table:table-cell>
          <table:table-cell table:formula="of:=100*[.B58]/(([.C58]+[.D58]+[.E58])/3)" office:value-type="float" office:value="17.5399690302281" calcext:value-type="float">
            <text:p>17.5399690302</text:p>
          </table:table-cell>
          <table:table-cell office:value-type="float" office:value="97758060" calcext:value-type="float">
            <text:p>9775806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8285251" calcext:value-type="float">
            <text:p>38285251</text:p>
          </table:table-cell>
          <table:table-cell office:value-type="float" office:value="4522763" calcext:value-type="float">
            <text:p>4522763</text:p>
          </table:table-cell>
          <table:table-cell table:formula="of:=[.G58]-[.J58]" office:value-type="float" office:value="59472809" calcext:value-type="float">
            <text:p>59472809</text:p>
          </table:table-cell>
          <table:table-cell table:formula="of:=[.J58]/[.H58]" office:value-type="float" office:value="0.443242203596151" calcext:value-type="float">
            <text:p>0.4432422036</text:p>
          </table:table-cell>
          <table:table-cell table:formula="of:=[.J58]/[.G58]" office:value-type="float" office:value="0.391632679699249" calcext:value-type="float">
            <text:p>0.3916326797</text:p>
          </table:table-cell>
          <table:table-cell table:formula="of:=(1+0.5*0.5)*([.M58]*[.N58]/(0.5*0.5*[.N58]+[.M58]))" office:value-type="float" office:value="0.400970184176165" calcext:value-type="float">
            <text:p>0.4009701842</text:p>
          </table:table-cell>
          <table:table-cell table:formula="of:=[.J58]/([.J58]+[.K58])" office:value-type="float" office:value="0.894347749932991" calcext:value-type="float">
            <text:p>0.8943477499</text:p>
          </table:table-cell>
          <table:table-cell table:formula="of:=[.J58]/[.G58]" office:value-type="float" office:value="0.391632679699249" calcext:value-type="float">
            <text:p>0.3916326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2.bed</text:p>
          </table:table-cell>
          <table:table-cell office:value-type="float" office:value="55197827" calcext:value-type="float">
            <text:p>55197827</text:p>
          </table:table-cell>
          <table:table-cell office:value-type="float" office:value="217451222" calcext:value-type="float">
            <text:p>217451222</text:p>
          </table:table-cell>
          <table:table-cell office:value-type="float" office:value="230648654" calcext:value-type="float">
            <text:p>230648654</text:p>
          </table:table-cell>
          <table:table-cell office:value-type="float" office:value="237737567" calcext:value-type="float">
            <text:p>237737567</text:p>
          </table:table-cell>
          <table:table-cell table:formula="of:=100*[.B59]/(([.C59]+[.D59]+[.E59])/3)" office:value-type="float" office:value="24.144712816445" calcext:value-type="float">
            <text:p>24.1447128164</text:p>
          </table:table-cell>
          <table:table-cell office:value-type="float" office:value="55197827" calcext:value-type="float">
            <text:p>5519782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2328405" calcext:value-type="float">
            <text:p>32328405</text:p>
          </table:table-cell>
          <table:table-cell office:value-type="float" office:value="1492561" calcext:value-type="float">
            <text:p>1492561</text:p>
          </table:table-cell>
          <table:table-cell table:formula="of:=[.G59]-[.J59]" office:value-type="float" office:value="22869422" calcext:value-type="float">
            <text:p>22869422</text:p>
          </table:table-cell>
          <table:table-cell table:formula="of:=[.J59]/[.H59]" office:value-type="float" office:value="0.374277642085952" calcext:value-type="float">
            <text:p>0.3742776421</text:p>
          </table:table-cell>
          <table:table-cell table:formula="of:=[.J59]/[.G59]" office:value-type="float" office:value="0.585682566815538" calcext:value-type="float">
            <text:p>0.5856825668</text:p>
          </table:table-cell>
          <table:table-cell table:formula="of:=(1+0.5*0.5)*([.M59]*[.N59]/(0.5*0.5*[.N59]+[.M59]))" office:value-type="float" office:value="0.526235386554116" calcext:value-type="float">
            <text:p>0.5262353866</text:p>
          </table:table-cell>
          <table:table-cell table:formula="of:=[.J59]/([.J59]+[.K59])" office:value-type="float" office:value="0.955868764954851" calcext:value-type="float">
            <text:p>0.955868765</text:p>
          </table:table-cell>
          <table:table-cell table:formula="of:=[.J59]/[.G59]" office:value-type="float" office:value="0.585682566815538" calcext:value-type="float">
            <text:p>0.5856825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4.bed</text:p>
          </table:table-cell>
          <table:table-cell office:value-type="float" office:value="32450590" calcext:value-type="float">
            <text:p>32450590</text:p>
          </table:table-cell>
          <table:table-cell office:value-type="float" office:value="74199947" calcext:value-type="float">
            <text:p>74199947</text:p>
          </table:table-cell>
          <table:table-cell office:value-type="float" office:value="70393061" calcext:value-type="float">
            <text:p>70393061</text:p>
          </table:table-cell>
          <table:table-cell office:value-type="float" office:value="71819043" calcext:value-type="float">
            <text:p>71819043</text:p>
          </table:table-cell>
          <table:table-cell table:formula="of:=100*[.B60]/(([.C60]+[.D60]+[.E60])/3)" office:value-type="float" office:value="44.9844495951845" calcext:value-type="float">
            <text:p>44.9844495952</text:p>
          </table:table-cell>
          <table:table-cell office:value-type="float" office:value="32450590" calcext:value-type="float">
            <text:p>3245059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109915" calcext:value-type="float">
            <text:p>24109915</text:p>
          </table:table-cell>
          <table:table-cell office:value-type="float" office:value="440692" calcext:value-type="float">
            <text:p>440692</text:p>
          </table:table-cell>
          <table:table-cell table:formula="of:=[.G60]-[.J60]" office:value-type="float" office:value="8340675" calcext:value-type="float">
            <text:p>8340675</text:p>
          </table:table-cell>
          <table:table-cell table:formula="of:=[.J60]/[.H60]" office:value-type="float" office:value="0.279129209656113" calcext:value-type="float">
            <text:p>0.2791292097</text:p>
          </table:table-cell>
          <table:table-cell table:formula="of:=[.J60]/[.G60]" office:value-type="float" office:value="0.742973086159604" calcext:value-type="float">
            <text:p>0.7429730862</text:p>
          </table:table-cell>
          <table:table-cell table:formula="of:=(1+0.5*0.5)*([.M60]*[.N60]/(0.5*0.5*[.N60]+[.M60]))" office:value-type="float" office:value="0.557640801306243" calcext:value-type="float">
            <text:p>0.5576408013</text:p>
          </table:table-cell>
          <table:table-cell table:formula="of:=[.J60]/([.J60]+[.K60])" office:value-type="float" office:value="0.982049649525977" calcext:value-type="float">
            <text:p>0.9820496495</text:p>
          </table:table-cell>
          <table:table-cell table:formula="of:=[.J60]/[.G60]" office:value-type="float" office:value="0.742973086159604" calcext:value-type="float">
            <text:p>0.742973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6.bed</text:p>
          </table:table-cell>
          <table:table-cell office:value-type="float" office:value="23472457" calcext:value-type="float">
            <text:p>23472457</text:p>
          </table:table-cell>
          <table:table-cell office:value-type="float" office:value="39955065" calcext:value-type="float">
            <text:p>39955065</text:p>
          </table:table-cell>
          <table:table-cell office:value-type="float" office:value="40293871" calcext:value-type="float">
            <text:p>40293871</text:p>
          </table:table-cell>
          <table:table-cell office:value-type="float" office:value="37875310" calcext:value-type="float">
            <text:p>37875310</text:p>
          </table:table-cell>
          <table:table-cell table:formula="of:=100*[.B61]/(([.C61]+[.D61]+[.E61])/3)" office:value-type="float" office:value="59.6129697200353" calcext:value-type="float">
            <text:p>59.61296972</text:p>
          </table:table-cell>
          <table:table-cell office:value-type="float" office:value="23472457" calcext:value-type="float">
            <text:p>234724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8889213" calcext:value-type="float">
            <text:p>18889213</text:p>
          </table:table-cell>
          <table:table-cell office:value-type="float" office:value="175893" calcext:value-type="float">
            <text:p>175893</text:p>
          </table:table-cell>
          <table:table-cell table:formula="of:=[.G61]-[.J61]" office:value-type="float" office:value="4583244" calcext:value-type="float">
            <text:p>4583244</text:p>
          </table:table-cell>
          <table:table-cell table:formula="of:=[.J61]/[.H61]" office:value-type="float" office:value="0.218687253593219" calcext:value-type="float">
            <text:p>0.2186872536</text:p>
          </table:table-cell>
          <table:table-cell table:formula="of:=[.J61]/[.G61]" office:value-type="float" office:value="0.804739486795098" calcext:value-type="float">
            <text:p>0.8047394868</text:p>
          </table:table-cell>
          <table:table-cell table:formula="of:=(1+0.5*0.5)*([.M61]*[.N61]/(0.5*0.5*[.N61]+[.M61]))" office:value-type="float" office:value="0.523928172484806" calcext:value-type="float">
            <text:p>0.5239281725</text:p>
          </table:table-cell>
          <table:table-cell table:formula="of:=[.J61]/([.J61]+[.K61])" office:value-type="float" office:value="0.990774087487371" calcext:value-type="float">
            <text:p>0.9907740875</text:p>
          </table:table-cell>
          <table:table-cell table:formula="of:=[.J61]/[.G61]" office:value-type="float" office:value="0.804739486795098" calcext:value-type="float">
            <text:p>0.8047394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8.bed</text:p>
          </table:table-cell>
          <table:table-cell office:value-type="float" office:value="18133886" calcext:value-type="float">
            <text:p>18133886</text:p>
          </table:table-cell>
          <table:table-cell office:value-type="float" office:value="28149167" calcext:value-type="float">
            <text:p>28149167</text:p>
          </table:table-cell>
          <table:table-cell office:value-type="float" office:value="28150031" calcext:value-type="float">
            <text:p>28150031</text:p>
          </table:table-cell>
          <table:table-cell office:value-type="float" office:value="25809854" calcext:value-type="float">
            <text:p>25809854</text:p>
          </table:table-cell>
          <table:table-cell table:formula="of:=100*[.B62]/(([.C62]+[.D62]+[.E62])/3)" office:value-type="float" office:value="66.2553721847866" calcext:value-type="float">
            <text:p>66.2553721848</text:p>
          </table:table-cell>
          <table:table-cell office:value-type="float" office:value="18133886" calcext:value-type="float">
            <text:p>18133886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171725" calcext:value-type="float">
            <text:p>15171725</text:p>
          </table:table-cell>
          <table:table-cell office:value-type="float" office:value="82058" calcext:value-type="float">
            <text:p>82058</text:p>
          </table:table-cell>
          <table:table-cell table:formula="of:=[.G62]-[.J62]" office:value-type="float" office:value="2962161" calcext:value-type="float">
            <text:p>2962161</text:p>
          </table:table-cell>
          <table:table-cell table:formula="of:=[.J62]/[.H62]" office:value-type="float" office:value="0.175648549916907" calcext:value-type="float">
            <text:p>0.1756485499</text:p>
          </table:table-cell>
          <table:table-cell table:formula="of:=[.J62]/[.G62]" office:value-type="float" office:value="0.836650511644332" calcext:value-type="float">
            <text:p>0.8366505116</text:p>
          </table:table-cell>
          <table:table-cell table:formula="of:=(1+0.5*0.5)*([.M62]*[.N62]/(0.5*0.5*[.N62]+[.M62]))" office:value-type="float" office:value="0.477365450982477" calcext:value-type="float">
            <text:p>0.477365451</text:p>
          </table:table-cell>
          <table:table-cell table:formula="of:=[.J62]/([.J62]+[.K62])" office:value-type="float" office:value="0.994620482014199" calcext:value-type="float">
            <text:p>0.994620482</text:p>
          </table:table-cell>
          <table:table-cell table:formula="of:=[.J62]/[.G62]" office:value-type="float" office:value="0.836650511644332" calcext:value-type="float">
            <text:p>0.836650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10.bed</text:p>
          </table:table-cell>
          <table:table-cell office:value-type="float" office:value="14663734" calcext:value-type="float">
            <text:p>14663734</text:p>
          </table:table-cell>
          <table:table-cell office:value-type="float" office:value="22418763" calcext:value-type="float">
            <text:p>22418763</text:p>
          </table:table-cell>
          <table:table-cell office:value-type="float" office:value="21607482" calcext:value-type="float">
            <text:p>21607482</text:p>
          </table:table-cell>
          <table:table-cell office:value-type="float" office:value="19575505" calcext:value-type="float">
            <text:p>19575505</text:p>
          </table:table-cell>
          <table:table-cell table:formula="of:=100*[.B63]/(([.C63]+[.D63]+[.E63])/3)" office:value-type="float" office:value="69.1666534332782" calcext:value-type="float">
            <text:p>69.1666534333</text:p>
          </table:table-cell>
          <table:table-cell office:value-type="float" office:value="14663734" calcext:value-type="float">
            <text:p>1466373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535687" calcext:value-type="float">
            <text:p>12535687</text:p>
          </table:table-cell>
          <table:table-cell office:value-type="float" office:value="42818" calcext:value-type="float">
            <text:p>42818</text:p>
          </table:table-cell>
          <table:table-cell table:formula="of:=[.G63]-[.J63]" office:value-type="float" office:value="2128047" calcext:value-type="float">
            <text:p>2128047</text:p>
          </table:table-cell>
          <table:table-cell table:formula="of:=[.J63]/[.H63]" office:value-type="float" office:value="0.145130184192122" calcext:value-type="float">
            <text:p>0.1451301842</text:p>
          </table:table-cell>
          <table:table-cell table:formula="of:=[.J63]/[.G63]" office:value-type="float" office:value="0.854876868333809" calcext:value-type="float">
            <text:p>0.8548768683</text:p>
          </table:table-cell>
          <table:table-cell table:formula="of:=(1+0.5*0.5)*([.M63]*[.N63]/(0.5*0.5*[.N63]+[.M63]))" office:value-type="float" office:value="0.432174461354309" calcext:value-type="float">
            <text:p>0.4321744614</text:p>
          </table:table-cell>
          <table:table-cell table:formula="of:=[.J63]/([.J63]+[.K63])" office:value-type="float" office:value="0.996595938865549" calcext:value-type="float">
            <text:p>0.9965959389</text:p>
          </table:table-cell>
          <table:table-cell table:formula="of:=[.J63]/[.G63]" office:value-type="float" office:value="0.854876868333809" calcext:value-type="float">
            <text:p>0.8548768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12.bed</text:p>
          </table:table-cell>
          <table:table-cell office:value-type="float" office:value="12188521" calcext:value-type="float">
            <text:p>12188521</text:p>
          </table:table-cell>
          <table:table-cell office:value-type="float" office:value="18306714" calcext:value-type="float">
            <text:p>18306714</text:p>
          </table:table-cell>
          <table:table-cell office:value-type="float" office:value="17474311" calcext:value-type="float">
            <text:p>17474311</text:p>
          </table:table-cell>
          <table:table-cell office:value-type="float" office:value="15665616" calcext:value-type="float">
            <text:p>15665616</text:p>
          </table:table-cell>
          <table:table-cell table:formula="of:=100*[.B64]/(([.C64]+[.D64]+[.E64])/3)" office:value-type="float" office:value="71.0747335282784" calcext:value-type="float">
            <text:p>71.0747335283</text:p>
          </table:table-cell>
          <table:table-cell office:value-type="float" office:value="12188521" calcext:value-type="float">
            <text:p>1218852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0503756" calcext:value-type="float">
            <text:p>10503756</text:p>
          </table:table-cell>
          <table:table-cell office:value-type="float" office:value="23503" calcext:value-type="float">
            <text:p>23503</text:p>
          </table:table-cell>
          <table:table-cell table:formula="of:=[.G64]-[.J64]" office:value-type="float" office:value="1684765" calcext:value-type="float">
            <text:p>1684765</text:p>
          </table:table-cell>
          <table:table-cell table:formula="of:=[.J64]/[.H64]" office:value-type="float" office:value="0.121605783790638" calcext:value-type="float">
            <text:p>0.1216057838</text:p>
          </table:table-cell>
          <table:table-cell table:formula="of:=[.J64]/[.G64]" office:value-type="float" office:value="0.861774451551587" calcext:value-type="float">
            <text:p>0.8617744516</text:p>
          </table:table-cell>
          <table:table-cell table:formula="of:=(1+0.5*0.5)*([.M64]*[.N64]/(0.5*0.5*[.N64]+[.M64]))" office:value-type="float" office:value="0.388655040864934" calcext:value-type="float">
            <text:p>0.3886550409</text:p>
          </table:table-cell>
          <table:table-cell table:formula="of:=[.J64]/([.J64]+[.K64])" office:value-type="float" office:value="0.997767415050774" calcext:value-type="float">
            <text:p>0.9977674151</text:p>
          </table:table-cell>
          <table:table-cell table:formula="of:=[.J64]/[.G64]" office:value-type="float" office:value="0.861774451551587" calcext:value-type="float">
            <text:p>0.8617744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14.bed</text:p>
          </table:table-cell>
          <table:table-cell office:value-type="float" office:value="8930774" calcext:value-type="float">
            <text:p>8930774</text:p>
          </table:table-cell>
          <table:table-cell office:value-type="float" office:value="10566556" calcext:value-type="float">
            <text:p>10566556</text:p>
          </table:table-cell>
          <table:table-cell office:value-type="float" office:value="14769551" calcext:value-type="float">
            <text:p>14769551</text:p>
          </table:table-cell>
          <table:table-cell office:value-type="float" office:value="12989702" calcext:value-type="float">
            <text:p>12989702</text:p>
          </table:table-cell>
          <table:table-cell table:formula="of:=100*[.B65]/(([.C65]+[.D65]+[.E65])/3)" office:value-type="float" office:value="69.9067356934331" calcext:value-type="float">
            <text:p>69.9067356934</text:p>
          </table:table-cell>
          <table:table-cell office:value-type="float" office:value="8930774" calcext:value-type="float">
            <text:p>893077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7742096" calcext:value-type="float">
            <text:p>7742096</text:p>
          </table:table-cell>
          <table:table-cell office:value-type="float" office:value="3775" calcext:value-type="float">
            <text:p>3775</text:p>
          </table:table-cell>
          <table:table-cell table:formula="of:=[.G65]-[.J65]" office:value-type="float" office:value="1188678" calcext:value-type="float">
            <text:p>1188678</text:p>
          </table:table-cell>
          <table:table-cell table:formula="of:=[.J65]/[.H65]" office:value-type="float" office:value="0.0896330467179893" calcext:value-type="float">
            <text:p>0.0896330467</text:p>
          </table:table-cell>
          <table:table-cell table:formula="of:=[.J65]/[.G65]" office:value-type="float" office:value="0.866900897951286" calcext:value-type="float">
            <text:p>0.866900898</text:p>
          </table:table-cell>
          <table:table-cell table:formula="of:=(1+0.5*0.5)*([.M65]*[.N65]/(0.5*0.5*[.N65]+[.M65]))" office:value-type="float" office:value="0.317042887319883" calcext:value-type="float">
            <text:p>0.3170428873</text:p>
          </table:table-cell>
          <table:table-cell table:formula="of:=[.J65]/([.J65]+[.K65])" office:value-type="float" office:value="0.99951264357488" calcext:value-type="float">
            <text:p>0.9995126436</text:p>
          </table:table-cell>
          <table:table-cell table:formula="of:=[.J65]/[.G65]" office:value-type="float" office:value="0.866900897951286" calcext:value-type="float">
            <text:p>0.86690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1000.t_16.bed</text:p>
          </table:table-cell>
          <table:table-cell office:value-type="float" office:value="6437755" calcext:value-type="float">
            <text:p>6437755</text:p>
          </table:table-cell>
          <table:table-cell office:value-type="float" office:value="8965188" calcext:value-type="float">
            <text:p>8965188</text:p>
          </table:table-cell>
          <table:table-cell office:value-type="float" office:value="7514445" calcext:value-type="float">
            <text:p>7514445</text:p>
          </table:table-cell>
          <table:table-cell office:value-type="float" office:value="10941172" calcext:value-type="float">
            <text:p>10941172</text:p>
          </table:table-cell>
          <table:table-cell table:formula="of:=100*[.B66]/(([.C66]+[.D66]+[.E66])/3)" office:value-type="float" office:value="70.4328884582345" calcext:value-type="float">
            <text:p>70.4328884582</text:p>
          </table:table-cell>
          <table:table-cell office:value-type="float" office:value="6437755" calcext:value-type="float">
            <text:p>643775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5483383" calcext:value-type="float">
            <text:p>5483383</text:p>
          </table:table-cell>
          <table:table-cell office:value-type="float" office:value="785" calcext:value-type="float">
            <text:p>785</text:p>
          </table:table-cell>
          <table:table-cell table:formula="of:=[.G66]-[.J66]" office:value-type="float" office:value="954372" calcext:value-type="float">
            <text:p>954372</text:p>
          </table:table-cell>
          <table:table-cell table:formula="of:=[.J66]/[.H66]" office:value-type="float" office:value="0.0634831090458744" calcext:value-type="float">
            <text:p>0.063483109</text:p>
          </table:table-cell>
          <table:table-cell table:formula="of:=[.J66]/[.G66]" office:value-type="float" office:value="0.851753911107211" calcext:value-type="float">
            <text:p>0.8517539111</text:p>
          </table:table-cell>
          <table:table-cell table:formula="of:=(1+0.5*0.5)*([.M66]*[.N66]/(0.5*0.5*[.N66]+[.M66]))" office:value-type="float" office:value="0.244517744799703" calcext:value-type="float">
            <text:p>0.2445177448</text:p>
          </table:table-cell>
          <table:table-cell table:formula="of:=[.J66]/([.J66]+[.K66])" office:value-type="float" office:value="0.999856860694275" calcext:value-type="float">
            <text:p>0.9998568607</text:p>
          </table:table-cell>
          <table:table-cell table:formula="of:=[.J66]/[.G66]" office:value-type="float" office:value="0.851753911107211" calcext:value-type="float">
            <text:p>0.851753911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ozen.fseq.l_2000.t_0.01.bed</text:p>
          </table:table-cell>
          <table:table-cell office:value-type="float" office:value="256027374" calcext:value-type="float">
            <text:p>256027374</text:p>
          </table:table-cell>
          <table:table-cell office:value-type="float" office:value="1099873013" calcext:value-type="float">
            <text:p>1099873013</text:p>
          </table:table-cell>
          <table:table-cell office:value-type="float" office:value="1002490901" calcext:value-type="float">
            <text:p>1002490901</text:p>
          </table:table-cell>
          <table:table-cell office:value-type="float" office:value="1036012153" calcext:value-type="float">
            <text:p>1036012153</text:p>
          </table:table-cell>
          <table:table-cell table:formula="of:=100*[.B68]/(([.C68]+[.D68]+[.E68])/3)" office:value-type="float" office:value="24.4738713781429" calcext:value-type="float">
            <text:p>24.4738713781</text:p>
          </table:table-cell>
          <table:table-cell office:value-type="float" office:value="256027374" calcext:value-type="float">
            <text:p>25602737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5372329" calcext:value-type="float">
            <text:p>35372329</text:p>
          </table:table-cell>
          <table:table-cell office:value-type="float" office:value="34115471" calcext:value-type="float">
            <text:p>34115471</text:p>
          </table:table-cell>
          <table:table-cell table:formula="of:=[.G68]-[.J68]" office:value-type="float" office:value="220655045" calcext:value-type="float">
            <text:p>220655045</text:p>
          </table:table-cell>
          <table:table-cell table:formula="of:=[.J68]/[.H68]" office:value-type="float" office:value="0.409518251618307" calcext:value-type="float">
            <text:p>0.4095182516</text:p>
          </table:table-cell>
          <table:table-cell table:formula="of:=[.J68]/[.G68]" office:value-type="float" office:value="0.138158386923111" calcext:value-type="float">
            <text:p>0.1381583869</text:p>
          </table:table-cell>
          <table:table-cell table:formula="of:=(1+0.5*0.5)*([.M68]*[.N68]/(0.5*0.5*[.N68]+[.M68]))" office:value-type="float" office:value="0.159265232191888" calcext:value-type="float">
            <text:p>0.1592652322</text:p>
          </table:table-cell>
          <table:table-cell table:formula="of:=[.J68]/([.J68]+[.K68])" office:value-type="float" office:value="0.509043731417601" calcext:value-type="float">
            <text:p>0.5090437314</text:p>
          </table:table-cell>
          <table:table-cell table:formula="of:=[.J68]/[.G68]" office:value-type="float" office:value="0.138158386923111" calcext:value-type="float">
            <text:p>0.1381583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1.bed</text:p>
          </table:table-cell>
          <table:table-cell office:value-type="float" office:value="137318855" calcext:value-type="float">
            <text:p>137318855</text:p>
          </table:table-cell>
          <table:table-cell office:value-type="float" office:value="702110779" calcext:value-type="float">
            <text:p>702110779</text:p>
          </table:table-cell>
          <table:table-cell office:value-type="float" office:value="495632335" calcext:value-type="float">
            <text:p>495632335</text:p>
          </table:table-cell>
          <table:table-cell office:value-type="float" office:value="515587363" calcext:value-type="float">
            <text:p>515587363</text:p>
          </table:table-cell>
          <table:table-cell table:formula="of:=100*[.B69]/(([.C69]+[.D69]+[.E69])/3)" office:value-type="float" office:value="24.04419757485" calcext:value-type="float">
            <text:p>24.0441975749</text:p>
          </table:table-cell>
          <table:table-cell office:value-type="float" office:value="137318855" calcext:value-type="float">
            <text:p>13731885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7575190" calcext:value-type="float">
            <text:p>37575190</text:p>
          </table:table-cell>
          <table:table-cell office:value-type="float" office:value="12379524" calcext:value-type="float">
            <text:p>12379524</text:p>
          </table:table-cell>
          <table:table-cell table:formula="of:=[.G69]-[.J69]" office:value-type="float" office:value="99743665" calcext:value-type="float">
            <text:p>99743665</text:p>
          </table:table-cell>
          <table:table-cell table:formula="of:=[.J69]/[.H69]" office:value-type="float" office:value="0.435021570477468" calcext:value-type="float">
            <text:p>0.4350215705</text:p>
          </table:table-cell>
          <table:table-cell table:formula="of:=[.J69]/[.G69]" office:value-type="float" office:value="0.273634600288504" calcext:value-type="float">
            <text:p>0.2736346003</text:p>
          </table:table-cell>
          <table:table-cell table:formula="of:=(1+0.5*0.5)*([.M69]*[.N69]/(0.5*0.5*[.N69]+[.M69]))" office:value-type="float" office:value="0.295564679809365" calcext:value-type="float">
            <text:p>0.2955646798</text:p>
          </table:table-cell>
          <table:table-cell table:formula="of:=[.J69]/([.J69]+[.K69])" office:value-type="float" office:value="0.75218506906075" calcext:value-type="float">
            <text:p>0.7521850691</text:p>
          </table:table-cell>
          <table:table-cell table:formula="of:=[.J69]/[.G69]" office:value-type="float" office:value="0.273634600288504" calcext:value-type="float">
            <text:p>0.2736346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2.bed</text:p>
          </table:table-cell>
          <table:table-cell office:value-type="float" office:value="83245940" calcext:value-type="float">
            <text:p>83245940</text:p>
          </table:table-cell>
          <table:table-cell office:value-type="float" office:value="257977752" calcext:value-type="float">
            <text:p>257977752</text:p>
          </table:table-cell>
          <table:table-cell office:value-type="float" office:value="243857551" calcext:value-type="float">
            <text:p>243857551</text:p>
          </table:table-cell>
          <table:table-cell office:value-type="float" office:value="260956620" calcext:value-type="float">
            <text:p>260956620</text:p>
          </table:table-cell>
          <table:table-cell table:formula="of:=100*[.B70]/(([.C70]+[.D70]+[.E70])/3)" office:value-type="float" office:value="32.739966492802" calcext:value-type="float">
            <text:p>32.7399664928</text:p>
          </table:table-cell>
          <table:table-cell office:value-type="float" office:value="83245940" calcext:value-type="float">
            <text:p>8324594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35573103" calcext:value-type="float">
            <text:p>35573103</text:p>
          </table:table-cell>
          <table:table-cell office:value-type="float" office:value="4307753" calcext:value-type="float">
            <text:p>4307753</text:p>
          </table:table-cell>
          <table:table-cell table:formula="of:=[.G70]-[.J70]" office:value-type="float" office:value="47672837" calcext:value-type="float">
            <text:p>47672837</text:p>
          </table:table-cell>
          <table:table-cell table:formula="of:=[.J70]/[.H70]" office:value-type="float" office:value="0.411842684862451" calcext:value-type="float">
            <text:p>0.4118426849</text:p>
          </table:table-cell>
          <table:table-cell table:formula="of:=[.J70]/[.G70]" office:value-type="float" office:value="0.42732538067322" calcext:value-type="float">
            <text:p>0.4273253807</text:p>
          </table:table-cell>
          <table:table-cell table:formula="of:=(1+0.5*0.5)*([.M70]*[.N70]/(0.5*0.5*[.N70]+[.M70]))" office:value-type="float" office:value="0.424136408169241" calcext:value-type="float">
            <text:p>0.4241364082</text:p>
          </table:table-cell>
          <table:table-cell table:formula="of:=[.J70]/([.J70]+[.K70])" office:value-type="float" office:value="0.891984439852545" calcext:value-type="float">
            <text:p>0.8919844399</text:p>
          </table:table-cell>
          <table:table-cell table:formula="of:=[.J70]/[.G70]" office:value-type="float" office:value="0.42732538067322" calcext:value-type="float">
            <text:p>0.427325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4.bed</text:p>
          </table:table-cell>
          <table:table-cell office:value-type="float" office:value="49681285" calcext:value-type="float">
            <text:p>49681285</text:p>
          </table:table-cell>
          <table:table-cell office:value-type="float" office:value="99227174" calcext:value-type="float">
            <text:p>99227174</text:p>
          </table:table-cell>
          <table:table-cell office:value-type="float" office:value="92250228" calcext:value-type="float">
            <text:p>92250228</text:p>
          </table:table-cell>
          <table:table-cell office:value-type="float" office:value="95814756" calcext:value-type="float">
            <text:p>95814756</text:p>
          </table:table-cell>
          <table:table-cell table:formula="of:=100*[.B71]/(([.C71]+[.D71]+[.E71])/3)" office:value-type="float" office:value="51.8788455757292" calcext:value-type="float">
            <text:p>51.8788455757</text:p>
          </table:table-cell>
          <table:table-cell office:value-type="float" office:value="49681285" calcext:value-type="float">
            <text:p>49681285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9666718" calcext:value-type="float">
            <text:p>29666718</text:p>
          </table:table-cell>
          <table:table-cell office:value-type="float" office:value="1246746" calcext:value-type="float">
            <text:p>1246746</text:p>
          </table:table-cell>
          <table:table-cell table:formula="of:=[.G71]-[.J71]" office:value-type="float" office:value="20014567" calcext:value-type="float">
            <text:p>20014567</text:p>
          </table:table-cell>
          <table:table-cell table:formula="of:=[.J71]/[.H71]" office:value-type="float" office:value="0.343462328607578" calcext:value-type="float">
            <text:p>0.3434623286</text:p>
          </table:table-cell>
          <table:table-cell table:formula="of:=[.J71]/[.G71]" office:value-type="float" office:value="0.597140714053592" calcext:value-type="float">
            <text:p>0.5971407141</text:p>
          </table:table-cell>
          <table:table-cell table:formula="of:=(1+0.5*0.5)*([.M71]*[.N71]/(0.5*0.5*[.N71]+[.M71]))" office:value-type="float" office:value="0.520285078035121" calcext:value-type="float">
            <text:p>0.520285078</text:p>
          </table:table-cell>
          <table:table-cell table:formula="of:=[.J71]/([.J71]+[.K71])" office:value-type="float" office:value="0.95966980601074" calcext:value-type="float">
            <text:p>0.959669806</text:p>
          </table:table-cell>
          <table:table-cell table:formula="of:=[.J71]/[.G71]" office:value-type="float" office:value="0.597140714053592" calcext:value-type="float">
            <text:p>0.5971407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6.bed</text:p>
          </table:table-cell>
          <table:table-cell office:value-type="float" office:value="35453421" calcext:value-type="float">
            <text:p>35453421</text:p>
          </table:table-cell>
          <table:table-cell office:value-type="float" office:value="57260290" calcext:value-type="float">
            <text:p>57260290</text:p>
          </table:table-cell>
          <table:table-cell office:value-type="float" office:value="54821275" calcext:value-type="float">
            <text:p>54821275</text:p>
          </table:table-cell>
          <table:table-cell office:value-type="float" office:value="52631034" calcext:value-type="float">
            <text:p>52631034</text:p>
          </table:table-cell>
          <table:table-cell table:formula="of:=100*[.B72]/(([.C72]+[.D72]+[.E72])/3)" office:value-type="float" office:value="64.5732406905922" calcext:value-type="float">
            <text:p>64.5732406906</text:p>
          </table:table-cell>
          <table:table-cell office:value-type="float" office:value="35453421" calcext:value-type="float">
            <text:p>3545342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4522454" calcext:value-type="float">
            <text:p>24522454</text:p>
          </table:table-cell>
          <table:table-cell office:value-type="float" office:value="504508" calcext:value-type="float">
            <text:p>504508</text:p>
          </table:table-cell>
          <table:table-cell table:formula="of:=[.G72]-[.J72]" office:value-type="float" office:value="10930967" calcext:value-type="float">
            <text:p>10930967</text:p>
          </table:table-cell>
          <table:table-cell table:formula="of:=[.J72]/[.H72]" office:value-type="float" office:value="0.28390532292828" calcext:value-type="float">
            <text:p>0.2839053229</text:p>
          </table:table-cell>
          <table:table-cell table:formula="of:=[.J72]/[.G72]" office:value-type="float" office:value="0.691680895900004" calcext:value-type="float">
            <text:p>0.6916808959</text:p>
          </table:table-cell>
          <table:table-cell table:formula="of:=(1+0.5*0.5)*([.M72]*[.N72]/(0.5*0.5*[.N72]+[.M72]))" office:value-type="float" office:value="0.537327349151591" calcext:value-type="float">
            <text:p>0.5373273492</text:p>
          </table:table-cell>
          <table:table-cell table:formula="of:=[.J72]/([.J72]+[.K72])" office:value-type="float" office:value="0.979841420624685" calcext:value-type="float">
            <text:p>0.9798414206</text:p>
          </table:table-cell>
          <table:table-cell table:formula="of:=[.J72]/[.G72]" office:value-type="float" office:value="0.691680895900004" calcext:value-type="float">
            <text:p>0.6916808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8.bed</text:p>
          </table:table-cell>
          <table:table-cell office:value-type="float" office:value="27443604" calcext:value-type="float">
            <text:p>27443604</text:p>
          </table:table-cell>
          <table:table-cell office:value-type="float" office:value="41149829" calcext:value-type="float">
            <text:p>41149829</text:p>
          </table:table-cell>
          <table:table-cell office:value-type="float" office:value="39142694" calcext:value-type="float">
            <text:p>39142694</text:p>
          </table:table-cell>
          <table:table-cell office:value-type="float" office:value="37212804" calcext:value-type="float">
            <text:p>37212804</text:p>
          </table:table-cell>
          <table:table-cell table:formula="of:=100*[.B73]/(([.C73]+[.D73]+[.E73])/3)" office:value-type="float" office:value="70.0655996642603" calcext:value-type="float">
            <text:p>70.0655996643</text:p>
          </table:table-cell>
          <table:table-cell office:value-type="float" office:value="27443604" calcext:value-type="float">
            <text:p>27443604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20632999" calcext:value-type="float">
            <text:p>20632999</text:p>
          </table:table-cell>
          <table:table-cell office:value-type="float" office:value="222664" calcext:value-type="float">
            <text:p>222664</text:p>
          </table:table-cell>
          <table:table-cell table:formula="of:=[.G73]-[.J73]" office:value-type="float" office:value="6810605" calcext:value-type="float">
            <text:p>6810605</text:p>
          </table:table-cell>
          <table:table-cell table:formula="of:=[.J73]/[.H73]" office:value-type="float" office:value="0.238875695070072" calcext:value-type="float">
            <text:p>0.2388756951</text:p>
          </table:table-cell>
          <table:table-cell table:formula="of:=[.J73]/[.G73]" office:value-type="float" office:value="0.751832703897054" calcext:value-type="float">
            <text:p>0.7518327039</text:p>
          </table:table-cell>
          <table:table-cell table:formula="of:=(1+0.5*0.5)*([.M73]*[.N73]/(0.5*0.5*[.N73]+[.M73]))" office:value-type="float" office:value="0.525949824695279" calcext:value-type="float">
            <text:p>0.5259498247</text:p>
          </table:table-cell>
          <table:table-cell table:formula="of:=[.J73]/([.J73]+[.K73])" office:value-type="float" office:value="0.989323571252566" calcext:value-type="float">
            <text:p>0.9893235713</text:p>
          </table:table-cell>
          <table:table-cell table:formula="of:=[.J73]/[.G73]" office:value-type="float" office:value="0.751832703897054" calcext:value-type="float">
            <text:p>0.7518327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10.bed</text:p>
          </table:table-cell>
          <table:table-cell office:value-type="float" office:value="22043630" calcext:value-type="float">
            <text:p>22043630</text:p>
          </table:table-cell>
          <table:table-cell office:value-type="float" office:value="32644002" calcext:value-type="float">
            <text:p>32644002</text:p>
          </table:table-cell>
          <table:table-cell office:value-type="float" office:value="30526837" calcext:value-type="float">
            <text:p>30526837</text:p>
          </table:table-cell>
          <table:table-cell office:value-type="float" office:value="27936195" calcext:value-type="float">
            <text:p>27936195</text:p>
          </table:table-cell>
          <table:table-cell table:formula="of:=100*[.B74]/(([.C74]+[.D74]+[.E74])/3)" office:value-type="float" office:value="72.5859322782915" calcext:value-type="float">
            <text:p>72.5859322783</text:p>
          </table:table-cell>
          <table:table-cell office:value-type="float" office:value="22043630" calcext:value-type="float">
            <text:p>22043630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7524106" calcext:value-type="float">
            <text:p>17524106</text:p>
          </table:table-cell>
          <table:table-cell office:value-type="float" office:value="114503" calcext:value-type="float">
            <text:p>114503</text:p>
          </table:table-cell>
          <table:table-cell table:formula="of:=[.G74]-[.J74]" office:value-type="float" office:value="4519524" calcext:value-type="float">
            <text:p>4519524</text:p>
          </table:table-cell>
          <table:table-cell table:formula="of:=[.J74]/[.H74]" office:value-type="float" office:value="0.202882915916955" calcext:value-type="float">
            <text:p>0.2028829159</text:p>
          </table:table-cell>
          <table:table-cell table:formula="of:=[.J74]/[.G74]" office:value-type="float" office:value="0.794973695348724" calcext:value-type="float">
            <text:p>0.7949736953</text:p>
          </table:table-cell>
          <table:table-cell table:formula="of:=(1+0.5*0.5)*([.M74]*[.N74]/(0.5*0.5*[.N74]+[.M74]))" office:value-type="float" office:value="0.501979593421217" calcext:value-type="float">
            <text:p>0.5019795934</text:p>
          </table:table-cell>
          <table:table-cell table:formula="of:=[.J74]/([.J74]+[.K74])" office:value-type="float" office:value="0.993508388331529" calcext:value-type="float">
            <text:p>0.9935083883</text:p>
          </table:table-cell>
          <table:table-cell table:formula="of:=[.J74]/[.G74]" office:value-type="float" office:value="0.794973695348724" calcext:value-type="float">
            <text:p>0.7949736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12.bed</text:p>
          </table:table-cell>
          <table:table-cell office:value-type="float" office:value="18287551" calcext:value-type="float">
            <text:p>18287551</text:p>
          </table:table-cell>
          <table:table-cell office:value-type="float" office:value="26037479" calcext:value-type="float">
            <text:p>26037479</text:p>
          </table:table-cell>
          <table:table-cell office:value-type="float" office:value="24811625" calcext:value-type="float">
            <text:p>24811625</text:p>
          </table:table-cell>
          <table:table-cell office:value-type="float" office:value="22740541" calcext:value-type="float">
            <text:p>22740541</text:p>
          </table:table-cell>
          <table:table-cell table:formula="of:=100*[.B75]/(([.C75]+[.D75]+[.E75])/3)" office:value-type="float" office:value="74.5521370567829" calcext:value-type="float">
            <text:p>74.5521370568</text:p>
          </table:table-cell>
          <table:table-cell office:value-type="float" office:value="18287551" calcext:value-type="float">
            <text:p>18287551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5070865" calcext:value-type="float">
            <text:p>15070865</text:p>
          </table:table-cell>
          <table:table-cell office:value-type="float" office:value="67872" calcext:value-type="float">
            <text:p>67872</text:p>
          </table:table-cell>
          <table:table-cell table:formula="of:=[.G75]-[.J75]" office:value-type="float" office:value="3216686" calcext:value-type="float">
            <text:p>3216686</text:p>
          </table:table-cell>
          <table:table-cell table:formula="of:=[.J75]/[.H75]" office:value-type="float" office:value="0.174480857202689" calcext:value-type="float">
            <text:p>0.1744808572</text:p>
          </table:table-cell>
          <table:table-cell table:formula="of:=[.J75]/[.G75]" office:value-type="float" office:value="0.824105152187956" calcext:value-type="float">
            <text:p>0.8241051522</text:p>
          </table:table-cell>
          <table:table-cell table:formula="of:=(1+0.5*0.5)*([.M75]*[.N75]/(0.5*0.5*[.N75]+[.M75]))" office:value-type="float" office:value="0.472364892400889" calcext:value-type="float">
            <text:p>0.4723648924</text:p>
          </table:table-cell>
          <table:table-cell table:formula="of:=[.J75]/([.J75]+[.K75])" office:value-type="float" office:value="0.995516666945202" calcext:value-type="float">
            <text:p>0.9955166669</text:p>
          </table:table-cell>
          <table:table-cell table:formula="of:=[.J75]/[.G75]" office:value-type="float" office:value="0.824105152187956" calcext:value-type="float">
            <text:p>0.824105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14.bed</text:p>
          </table:table-cell>
          <table:table-cell office:value-type="float" office:value="14453319" calcext:value-type="float">
            <text:p>14453319</text:p>
          </table:table-cell>
          <table:table-cell office:value-type="float" office:value="18172813" calcext:value-type="float">
            <text:p>18172813</text:p>
          </table:table-cell>
          <table:table-cell office:value-type="float" office:value="21047841" calcext:value-type="float">
            <text:p>21047841</text:p>
          </table:table-cell>
          <table:table-cell office:value-type="float" office:value="18642848" calcext:value-type="float">
            <text:p>18642848</text:p>
          </table:table-cell>
          <table:table-cell table:formula="of:=100*[.B76]/(([.C76]+[.D76]+[.E76])/3)" office:value-type="float" office:value="74.934899377504" calcext:value-type="float">
            <text:p>74.9348993775</text:p>
          </table:table-cell>
          <table:table-cell office:value-type="float" office:value="14453319" calcext:value-type="float">
            <text:p>14453319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12300972" calcext:value-type="float">
            <text:p>12300972</text:p>
          </table:table-cell>
          <table:table-cell office:value-type="float" office:value="31617" calcext:value-type="float">
            <text:p>31617</text:p>
          </table:table-cell>
          <table:table-cell table:formula="of:=[.G76]-[.J76]" office:value-type="float" office:value="2152347" calcext:value-type="float">
            <text:p>2152347</text:p>
          </table:table-cell>
          <table:table-cell table:formula="of:=[.J76]/[.H76]" office:value-type="float" office:value="0.142412803710091" calcext:value-type="float">
            <text:p>0.1424128037</text:p>
          </table:table-cell>
          <table:table-cell table:formula="of:=[.J76]/[.G76]" office:value-type="float" office:value="0.85108285508678" calcext:value-type="float">
            <text:p>0.8510828551</text:p>
          </table:table-cell>
          <table:table-cell table:formula="of:=(1+0.5*0.5)*([.M76]*[.N76]/(0.5*0.5*[.N76]+[.M76]))" office:value-type="float" office:value="0.426557996137562" calcext:value-type="float">
            <text:p>0.4265579961</text:p>
          </table:table-cell>
          <table:table-cell table:formula="of:=[.J76]/([.J76]+[.K76])" office:value-type="float" office:value="0.997436304736986" calcext:value-type="float">
            <text:p>0.9974363047</text:p>
          </table:table-cell>
          <table:table-cell table:formula="of:=[.J76]/[.G76]" office:value-type="float" office:value="0.85108285508678" calcext:value-type="float">
            <text:p>0.8510828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.fseq.l_2000.t_16.bed</text:p>
          </table:table-cell>
          <table:table-cell office:value-type="float" office:value="10527157" calcext:value-type="float">
            <text:p>10527157</text:p>
          </table:table-cell>
          <table:table-cell office:value-type="float" office:value="17193075" calcext:value-type="float">
            <text:p>17193075</text:p>
          </table:table-cell>
          <table:table-cell office:value-type="float" office:value="11605908" calcext:value-type="float">
            <text:p>11605908</text:p>
          </table:table-cell>
          <table:table-cell office:value-type="float" office:value="15825665" calcext:value-type="float">
            <text:p>15825665</text:p>
          </table:table-cell>
          <table:table-cell table:formula="of:=100*[.B77]/(([.C77]+[.D77]+[.E77])/3)" office:value-type="float" office:value="70.771361602673" calcext:value-type="float">
            <text:p>70.7713616027</text:p>
          </table:table-cell>
          <table:table-cell office:value-type="float" office:value="10527157" calcext:value-type="float">
            <text:p>10527157</text:p>
          </table:table-cell>
          <table:table-cell office:value-type="float" office:value="86375464" calcext:value-type="float">
            <text:p>86375464</text:p>
          </table:table-cell>
          <table:table-cell office:value-type="float" office:value="2598721521" calcext:value-type="float">
            <text:p>2598721521</text:p>
          </table:table-cell>
          <table:table-cell office:value-type="float" office:value="9260103" calcext:value-type="float">
            <text:p>9260103</text:p>
          </table:table-cell>
          <table:table-cell office:value-type="float" office:value="3861" calcext:value-type="float">
            <text:p>3861</text:p>
          </table:table-cell>
          <table:table-cell table:formula="of:=[.G77]-[.J77]" office:value-type="float" office:value="1267054" calcext:value-type="float">
            <text:p>1267054</text:p>
          </table:table-cell>
          <table:table-cell table:formula="of:=[.J77]/[.H77]" office:value-type="float" office:value="0.107207563018127" calcext:value-type="float">
            <text:p>0.107207563</text:p>
          </table:table-cell>
          <table:table-cell table:formula="of:=[.J77]/[.G77]" office:value-type="float" office:value="0.879639488610268" calcext:value-type="float">
            <text:p>0.8796394886</text:p>
          </table:table-cell>
          <table:table-cell table:formula="of:=(1+0.5*0.5)*([.M77]*[.N77]/(0.5*0.5*[.N77]+[.M77]))" office:value-type="float" office:value="0.360359903543545" calcext:value-type="float">
            <text:p>0.3603599035</text:p>
          </table:table-cell>
          <table:table-cell table:formula="of:=[.J77]/([.J77]+[.K77])" office:value-type="float" office:value="0.999583223769004" calcext:value-type="float">
            <text:p>0.9995832238</text:p>
          </table:table-cell>
          <table:table-cell table:formula="of:=[.J77]/[.G77]" office:value-type="float" office:value="0.879639488610268" calcext:value-type="float">
            <text:p>0.879639488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S1:Sheet1.T104856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0:56:07.146799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0:12:46.616246428</meta:creation-date>
    <dc:date>2016-07-08T11:01:54.200933734</dc:date>
    <meta:editing-duration>PT4H5M12S</meta:editing-duration>
    <meta:editing-cycles>10</meta:editing-cycles>
    <meta:generator>LibreOffice/4.2.8.2$Linux_X86_64 LibreOffice_project/420m0$Build-2</meta:generator>
    <meta:document-statistic meta:table-count="1" meta:cell-count="1207" meta:object-count="0"/>
  </office:meta>
</office:document-meta>
</file>